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4.195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1.117cm"/>
    </style:style>
    <style:style style:name="co7" style:family="table-column">
      <style:table-column-properties fo:break-before="auto" style:column-width="4.657cm"/>
    </style:style>
    <style:style style:name="co8" style:family="table-column">
      <style:table-column-properties fo:break-before="auto" style:column-width="3.023cm"/>
    </style:style>
    <style:style style:name="co9" style:family="table-column">
      <style:table-column-properties fo:break-before="auto" style:column-width="4.494cm"/>
    </style:style>
    <style:style style:name="co10" style:family="table-column">
      <style:table-column-properties fo:break-before="auto" style:column-width="3.785cm"/>
    </style:style>
    <style:style style:name="co11" style:family="table-column">
      <style:table-column-properties fo:break-before="auto" style:column-width="3.759cm"/>
    </style:style>
    <style:style style:name="co12" style:family="table-column">
      <style:table-column-properties fo:break-before="auto" style:column-width="2.9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7.929cm" svg:height="10.094cm" svg:x="66.134cm" svg:y="4.674cm">
            <draw:object draw:notify-on-update-of-ranges="Sheet1.N20:Sheet1.N20 Sheet1.N21:Sheet1.N32 Sheet1.O20:Sheet1.O20 Sheet1.O30:Sheet1.O41 Sheet1.P21:Sheet1.P32 Sheet1.P21:Sheet1.P32 Sheet1.Q20:Sheet1.Q20 Sheet1.Q21:Sheet1.Q32 Sheet1.R21:Sheet1.R32 Sheet1.R21:Sheet1.R32 Sheet1.S20:Sheet1.S20 Sheet1.S21:Sheet1.S32 Sheet1.T21:Sheet1.T32 Sheet1.T21:Sheet1.T32 Sheet1.U20:Sheet1.U20 Sheet1.U21:Sheet1.U32 Sheet1.V21:Sheet1.V32 Sheet1.V21:Sheet1.V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.006cm" svg:height="10.128cm" svg:x="55.69cm" svg:y="16.754cm">
            <draw:object draw:notify-on-update-of-ranges="Sheet1.N39:Sheet1.N39 Sheet1.N40:Sheet1.N51 Sheet1.O39:Sheet1.O39 Sheet1.O40:Sheet1.O51 Sheet1.P40:Sheet1.P51 Sheet1.P40:Sheet1.P51 Sheet1.Q39:Sheet1.Q39 Sheet1.Q40:Sheet1.Q51 Sheet1.R40:Sheet1.R51 Sheet1.R40:Sheet1.R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7.992cm" svg:height="10.12cm" svg:x="55.682cm" svg:y="28.07cm">
            <draw:object draw:notify-on-update-of-ranges="Sheet1.N64:Sheet1.N64 Sheet1.N65:Sheet1.N76 Sheet1.O64:Sheet1.O64 Sheet1.O142:Sheet1.O153 Sheet1.P65:Sheet1.P76 Sheet1.P65:Sheet1.P76 Sheet1.Q64:Sheet1.Q64 Sheet1.Q65:Sheet1.Q76 Sheet1.R65:Sheet1.R76 Sheet1.R65:Sheet1.R7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8.006cm" svg:height="10.128cm" svg:x="55.697cm" svg:y="39.331cm">
            <draw:object draw:notify-on-update-of-ranges="Sheet1.N89:Sheet1.N89 Sheet1.N90:Sheet1.N101 Sheet1.O89:Sheet1.O89 Sheet1.O90:Sheet1.O101 Sheet1.P90:Sheet1.P101 Sheet1.P90:Sheet1.P10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7.722cm" svg:height="9.968cm" svg:x="55.845cm" svg:y="51.736cm">
            <draw:object draw:notify-on-update-of-ranges="Sheet1.N117:Sheet1.N117 Sheet1.N118:Sheet1.N129 Sheet1.O117:Sheet1.O117 Sheet1.O118:Sheet1.O129 Sheet1.P118:Sheet1.P129 Sheet1.P118:Sheet1.P129 Sheet1.Q117:Sheet1.Q117 Sheet1.Q118:Sheet1.Q129 Sheet1.R118:Sheet1.R129 Sheet1.R118:Sheet1.R12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7.766cm" svg:height="9.993cm" svg:x="55.929cm" svg:y="62.973cm">
            <draw:object draw:notify-on-update-of-ranges="Sheet1.N141:Sheet1.N141 Sheet1.N142:Sheet1.N153 Sheet1.O141:Sheet1.O141 Sheet1.O142:Sheet1.O153 Sheet1.P142:Sheet1.P153 Sheet1.P142:Sheet1.P153 Sheet1.Q141:Sheet1.Q141 Sheet1.Q142:Sheet1.Q153 Sheet1.R142:Sheet1.R153 Sheet1.R142:Sheet1.R15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Benchmark</text:p>
          </table:table-cell>
          <table:table-cell table:style-name="ce1" office:value-type="string" calcext:value-type="string">
            <text:p>Instructions</text:p>
          </table:table-cell>
          <table:table-cell office:value-type="string" calcext:value-type="string">
            <text:p>Weighte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dpcm_decode</text:p>
          </table:table-cell>
          <table:table-cell office:value-type="float" office:value="3222056" calcext:value-type="float">
            <text:p>3222056</text:p>
          </table:table-cell>
          <table:table-cell table:formula="of:=[.B2]/[.B17]" office:value-type="float" office:value="0.146201669946165" calcext:value-type="float">
            <text:p>0.14620166994616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dpcm_encode</text:p>
          </table:table-cell>
          <table:table-cell office:value-type="float" office:value="3360135" calcext:value-type="float">
            <text:p>3360135</text:p>
          </table:table-cell>
          <table:table-cell table:formula="of:=[.B3]/[.B17]" office:value-type="float" office:value="0.1524670422378" calcext:value-type="float">
            <text:p>0.152467042237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es</text:p>
          </table:table-cell>
          <table:table-cell office:value-type="float" office:value="105549" calcext:value-type="float">
            <text:p>105549</text:p>
          </table:table-cell>
          <table:table-cell table:formula="of:=[.B4]/[.B17]" office:value-type="float" office:value="0.00478931466776112" calcext:value-type="float">
            <text:p>0.004789314667761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itcount</text:p>
          </table:table-cell>
          <table:table-cell office:value-type="float" office:value="3652635" calcext:value-type="float">
            <text:p>3652635</text:p>
          </table:table-cell>
          <table:table-cell table:formula="of:=[.B5]/[.B17]" office:value-type="float" office:value="0.165739309529011" calcext:value-type="float">
            <text:p>0.16573930952901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lowfish</text:p>
          </table:table-cell>
          <table:table-cell office:value-type="float" office:value="2369688" calcext:value-type="float">
            <text:p>2369688</text:p>
          </table:table-cell>
          <table:table-cell table:formula="of:=[.B6]/[.B17]" office:value-type="float" office:value="0.107525239428299" calcext:value-type="float">
            <text:p>0.10752523942829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ijkstra</text:p>
          </table:table-cell>
          <table:table-cell office:value-type="float" office:value="3733489" calcext:value-type="float">
            <text:p>3733489</text:p>
          </table:table-cell>
          <table:table-cell table:formula="of:=[.B7]/[.B17]" office:value-type="float" office:value="0.169408081835212" calcext:value-type="float">
            <text:p>0.1694080818352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tricia</text:p>
          </table:table-cell>
          <table:table-cell office:value-type="float" office:value="129672" calcext:value-type="float">
            <text:p>129672</text:p>
          </table:table-cell>
          <table:table-cell table:formula="of:=[.B8]/[.B17]" office:value-type="float" office:value="0.00588390237328558" calcext:value-type="float">
            <text:p>0.0058839023732855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icojpeg</text:p>
          </table:table-cell>
          <table:table-cell office:value-type="float" office:value="3065217" calcext:value-type="float">
            <text:p>3065217</text:p>
          </table:table-cell>
          <table:table-cell table:formula="of:=[.B9]/[.B17]" office:value-type="float" office:value="0.13908505753698" calcext:value-type="float">
            <text:p>0.1390850575369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sort</text:p>
          </table:table-cell>
          <table:table-cell office:value-type="float" office:value="122958" calcext:value-type="float">
            <text:p>122958</text:p>
          </table:table-cell>
          <table:table-cell table:formula="of:=[.B10]/[.B17]" office:value-type="float" office:value="0.00557925279177038" calcext:value-type="float">
            <text:p>0.0055792527917703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c4</text:p>
          </table:table-cell>
          <table:table-cell office:value-type="float" office:value="143028" calcext:value-type="float">
            <text:p>143028</text:p>
          </table:table-cell>
          <table:table-cell table:formula="of:=[.B11]/[.B17]" office:value-type="float" office:value="0.00648993451667507" calcext:value-type="float">
            <text:p>0.0064899345166750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a</text:p>
          </table:table-cell>
          <table:table-cell office:value-type="float" office:value="2134008" calcext:value-type="float">
            <text:p>2134008</text:p>
          </table:table-cell>
          <table:table-cell table:formula="of:=[.B12]/[.B17]" office:value-type="float" office:value="0.0968311951370413" calcext:value-type="float">
            <text:p>0.0968311951370413</text:p>
          </table:table-cell>
          <table:table-cell table:number-columns-repeated="19"/>
        </table:table-row>
        <table:table-row table:style-name="ro1">
          <table:table-cell table:number-columns-repeated="2"/>
          <table:table-cell table:formula="of:=SUM([.C2:.C12])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nimum</text:p>
          </table:table-cell>
          <table:table-cell table:formula="of:=MIN([.B2:.B12])" office:value-type="float" office:value="105549" calcext:value-type="float">
            <text:p>10554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:.B12])" office:value-type="float" office:value="2369688" calcext:value-type="float">
            <text:p>236968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imum</text:p>
          </table:table-cell>
          <table:table-cell table:formula="of:=MAX([.B2:.B12])" office:value-type="float" office:value="3733489" calcext:value-type="float">
            <text:p>373348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2])" office:value-type="float" office:value="22038435" calcext:value-type="float">
            <text:p>22038435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table:style-name="ce1" office:value-type="string" calcext:value-type="string">
            <text:p>Benchmark</text:p>
          </table:table-cell>
          <table:table-cell table:style-name="ce1" office:value-type="string" calcext:value-type="string">
            <text:p>Cycles</text:p>
          </table:table-cell>
          <table:table-cell table:style-name="ce1" office:value-type="string" calcext:value-type="string">
            <text:p>BDP Trains</text:p>
          </table:table-cell>
          <table:table-cell table:style-name="ce1" office:value-type="string" calcext:value-type="string">
            <text:p>BDP Mispreds</text:p>
          </table:table-cell>
          <table:table-cell table:style-name="ce1" office:value-type="string" calcext:value-type="string">
            <text:p>NAP Decode Mispreds</text:p>
          </table:table-cell>
          <table:table-cell table:number-columns-repeated="2"/>
          <table:table-cell table:style-name="ce1" office:value-type="string" calcext:value-type="string">
            <text:p>CPI</text:p>
          </table:table-cell>
          <table:table-cell table:style-name="ce1" office:value-type="string" calcext:value-type="string">
            <text:p>BDP MPKI</text:p>
          </table:table-cell>
          <table:table-cell table:style-name="ce1" office:value-type="string" calcext:value-type="string">
            <text:p>NAP MPKI</text:p>
          </table:table-cell>
          <table:table-cell table:number-columns-repeated="3"/>
          <table:table-cell office:value-type="string" calcext:value-type="string">
            <text:p>CPI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originalBdp_originalNap</text:p>
          </table:table-cell>
          <table:table-cell table:number-columns-repeated="12"/>
          <table:table-cell office:value-type="string" calcext:value-type="string">
            <text:p>Benchmark</text:p>
          </table:table-cell>
          <table:table-cell office:value-type="string" calcext:value-type="string">
            <text:p>Original BDP, original NAP</text:p>
          </table:table-cell>
          <table:table-cell/>
          <table:table-cell office:value-type="string" calcext:value-type="string">
            <text:p>My BDP, original NAP</text:p>
          </table:table-cell>
          <table:table-cell/>
          <table:table-cell office:value-type="string" calcext:value-type="string">
            <text:p>Original BDP, my NAP </text:p>
          </table:table-cell>
          <table:table-cell/>
          <table:table-cell office:value-type="string" calcext:value-type="string">
            <text:p>My BDP, my NAP</text:p>
          </table:table-cell>
          <table:table-cell/>
        </table:table-row>
        <table:table-row table:style-name="ro1">
          <table:table-cell office:value-type="string" calcext:value-type="string">
            <text:p>adpcm_decode</text:p>
          </table:table-cell>
          <table:table-cell office:value-type="float" office:value="3633806" calcext:value-type="float">
            <text:p>3633806</text:p>
          </table:table-cell>
          <table:table-cell office:value-type="float" office:value="722875" calcext:value-type="float">
            <text:p>722875</text:p>
          </table:table-cell>
          <table:table-cell office:value-type="float" office:value="172384" calcext:value-type="float">
            <text:p>172384</text:p>
          </table:table-cell>
          <table:table-cell office:value-type="float" office:value="242602" calcext:value-type="float">
            <text:p>242602</text:p>
          </table:table-cell>
          <table:table-cell table:number-columns-repeated="2"/>
          <table:table-cell table:formula="of:=[.B21]/[.B2]" office:value-type="float" office:value="1.12779107501546" calcext:value-type="float">
            <text:p>1.12779107501546</text:p>
          </table:table-cell>
          <table:table-cell table:formula="of:=[.D21]/([.B2]/1000)" office:value-type="float" office:value="53.5012426847951" calcext:value-type="float">
            <text:p>53.5012426847951</text:p>
          </table:table-cell>
          <table:table-cell table:formula="of:=[.E21]/([.B2]/1000)" office:value-type="float" office:value="75.2941600021849" calcext:value-type="float">
            <text:p>75.2941600021849</text:p>
          </table:table-cell>
          <table:table-cell table:number-columns-repeated="3"/>
          <table:table-cell office:value-type="string" calcext:value-type="string">
            <text:p>adpcm_decode</text:p>
          </table:table-cell>
          <table:table-cell table:formula="of:=[.B21]/[.B2]" office:value-type="float" office:value="1.12779107501546" calcext:value-type="float">
            <text:p>1.12779107501546</text:p>
          </table:table-cell>
          <table:table-cell/>
          <table:table-cell table:formula="of:=[.B34]/[.B2]" office:value-type="float" office:value="1.12789690806119" calcext:value-type="float">
            <text:p>1.12789690806119</text:p>
          </table:table-cell>
          <table:table-cell/>
          <table:table-cell table:formula="of:=[.B47]/[.B2]" office:value-type="float" office:value="1.91965595880394" calcext:value-type="float">
            <text:p>1.91965595880394</text:p>
          </table:table-cell>
          <table:table-cell/>
          <table:table-cell table:formula="of:=[.B60]/[.B2]" office:value-type="float" office:value="1.9206016282771" calcext:value-type="float">
            <text:p>1.9206016282771</text:p>
          </table:table-cell>
          <table:table-cell/>
        </table:table-row>
        <table:table-row table:style-name="ro1">
          <table:table-cell office:value-type="string" calcext:value-type="string">
            <text:p>adpcm_encode</text:p>
          </table:table-cell>
          <table:table-cell office:value-type="float" office:value="3129731" calcext:value-type="float">
            <text:p>3129731</text:p>
          </table:table-cell>
          <table:table-cell office:value-type="float" office:value="729308" calcext:value-type="float">
            <text:p>729308</text:p>
          </table:table-cell>
          <table:table-cell office:value-type="float" office:value="80308" calcext:value-type="float">
            <text:p>80308</text:p>
          </table:table-cell>
          <table:table-cell office:value-type="float" office:value="263342" calcext:value-type="float">
            <text:p>263342</text:p>
          </table:table-cell>
          <table:table-cell table:number-columns-repeated="2"/>
          <table:table-cell table:formula="of:=[.B22]/[.B3]" office:value-type="float" office:value="0.93143013599156" calcext:value-type="float">
            <text:p>0.93143013599156</text:p>
          </table:table-cell>
          <table:table-cell table:formula="of:=[.D22]/([.B3]/1000)" office:value-type="float" office:value="23.9002301990843" calcext:value-type="float">
            <text:p>23.9002301990843</text:p>
          </table:table-cell>
          <table:table-cell table:formula="of:=[.E22]/([.B3]/1000)" office:value-type="float" office:value="78.3724463451617" calcext:value-type="float">
            <text:p>78.3724463451617</text:p>
          </table:table-cell>
          <table:table-cell table:number-columns-repeated="3"/>
          <table:table-cell office:value-type="string" calcext:value-type="string">
            <text:p>adpcm_encode</text:p>
          </table:table-cell>
          <table:table-cell table:formula="of:=[.B22]/[.B3]" office:value-type="float" office:value="0.93143013599156" calcext:value-type="float">
            <text:p>0.93143013599156</text:p>
          </table:table-cell>
          <table:table-cell/>
          <table:table-cell table:formula="of:=[.B35]/[.B3]" office:value-type="float" office:value="0.927159771854405" calcext:value-type="float">
            <text:p>0.927159771854405</text:p>
          </table:table-cell>
          <table:table-cell/>
          <table:table-cell table:formula="of:=[.B48]/[.B3]" office:value-type="float" office:value="1.83482985058636" calcext:value-type="float">
            <text:p>1.83482985058636</text:p>
          </table:table-cell>
          <table:table-cell/>
          <table:table-cell table:formula="of:=[.B61]/[.B3]" office:value-type="float" office:value="1.83015355037818" calcext:value-type="float">
            <text:p>1.83015355037818</text:p>
          </table:table-cell>
          <table:table-cell/>
        </table:table-row>
        <table:table-row table:style-name="ro1">
          <table:table-cell office:value-type="string" calcext:value-type="string">
            <text:p>aes</text:p>
          </table:table-cell>
          <table:table-cell office:value-type="float" office:value="75910" calcext:value-type="float">
            <text:p>75910</text:p>
          </table:table-cell>
          <table:table-cell office:value-type="float" office:value="7899" calcext:value-type="float">
            <text:p>7899</text:p>
          </table:table-cell>
          <table:table-cell office:value-type="float" office:value="548" calcext:value-type="float">
            <text:p>548</text:p>
          </table:table-cell>
          <table:table-cell office:value-type="float" office:value="3339" calcext:value-type="float">
            <text:p>3339</text:p>
          </table:table-cell>
          <table:table-cell table:number-columns-repeated="2"/>
          <table:table-cell table:formula="of:=[.B23]/[.B4]" office:value-type="float" office:value="0.719192034031587" calcext:value-type="float">
            <text:p>0.719192034031587</text:p>
          </table:table-cell>
          <table:table-cell table:formula="of:=[.D23]/([.B4]/1000)" office:value-type="float" office:value="5.19190139177065" calcext:value-type="float">
            <text:p>5.19190139177065</text:p>
          </table:table-cell>
          <table:table-cell table:formula="of:=[.E23]/([.B4]/1000)" office:value-type="float" office:value="31.6345962538726" calcext:value-type="float">
            <text:p>31.6345962538726</text:p>
          </table:table-cell>
          <table:table-cell table:number-columns-repeated="3"/>
          <table:table-cell office:value-type="string" calcext:value-type="string">
            <text:p>aes</text:p>
          </table:table-cell>
          <table:table-cell table:formula="of:=[.B23]/[.B4]" office:value-type="float" office:value="0.719192034031587" calcext:value-type="float">
            <text:p>0.719192034031587</text:p>
          </table:table-cell>
          <table:table-cell/>
          <table:table-cell table:formula="of:=[.B36]/[.B4]" office:value-type="float" office:value="0.729253711546296" calcext:value-type="float">
            <text:p>0.729253711546296</text:p>
          </table:table-cell>
          <table:table-cell/>
          <table:table-cell table:formula="of:=[.B49]/[.B4]" office:value-type="float" office:value="0.879923068906385" calcext:value-type="float">
            <text:p>0.879923068906385</text:p>
          </table:table-cell>
          <table:table-cell/>
          <table:table-cell table:formula="of:=[.B62]/[.B4]" office:value-type="float" office:value="0.894740831272679" calcext:value-type="float">
            <text:p>0.894740831272679</text:p>
          </table:table-cell>
          <table:table-cell/>
        </table:table-row>
        <table:table-row table:style-name="ro1">
          <table:table-cell office:value-type="string" calcext:value-type="string">
            <text:p>bitcount</text:p>
          </table:table-cell>
          <table:table-cell office:value-type="float" office:value="2219513" calcext:value-type="float">
            <text:p>2219513</text:p>
          </table:table-cell>
          <table:table-cell office:value-type="float" office:value="600517" calcext:value-type="float">
            <text:p>600517</text:p>
          </table:table-cell>
          <table:table-cell office:value-type="float" office:value="24102" calcext:value-type="float">
            <text:p>24102</text:p>
          </table:table-cell>
          <table:table-cell office:value-type="float" office:value="61857" calcext:value-type="float">
            <text:p>61857</text:p>
          </table:table-cell>
          <table:table-cell table:number-columns-repeated="2"/>
          <table:table-cell table:formula="of:=[.B24]/[.B5]" office:value-type="float" office:value="0.607647082174923" calcext:value-type="float">
            <text:p>0.607647082174923</text:p>
          </table:table-cell>
          <table:table-cell table:formula="of:=[.D24]/([.B5]/1000)" office:value-type="float" office:value="6.59852407919215" calcext:value-type="float">
            <text:p>6.59852407919215</text:p>
          </table:table-cell>
          <table:table-cell table:formula="of:=[.E24]/([.B5]/1000)" office:value-type="float" office:value="16.9348976834532" calcext:value-type="float">
            <text:p>16.9348976834532</text:p>
          </table:table-cell>
          <table:table-cell table:number-columns-repeated="3"/>
          <table:table-cell office:value-type="string" calcext:value-type="string">
            <text:p>bitcount</text:p>
          </table:table-cell>
          <table:table-cell table:formula="of:=[.B24]/[.B5]" office:value-type="float" office:value="0.607647082174923" calcext:value-type="float">
            <text:p>0.607647082174923</text:p>
          </table:table-cell>
          <table:table-cell/>
          <table:table-cell table:formula="of:=[.B37]/[.B5]" office:value-type="float" office:value="0.607725381813403" calcext:value-type="float">
            <text:p>0.607725381813403</text:p>
          </table:table-cell>
          <table:table-cell/>
          <table:table-cell table:formula="of:=[.B50]/[.B5]" office:value-type="float" office:value="0.964709586367102" calcext:value-type="float">
            <text:p>0.964709586367102</text:p>
          </table:table-cell>
          <table:table-cell/>
          <table:table-cell table:formula="of:=[.B63]/[.B5]" office:value-type="float" office:value="0.978212441155495" calcext:value-type="float">
            <text:p>0.978212441155495</text:p>
          </table:table-cell>
          <table:table-cell/>
        </table:table-row>
        <table:table-row table:style-name="ro1">
          <table:table-cell office:value-type="string" calcext:value-type="string">
            <text:p>blowfish</text:p>
          </table:table-cell>
          <table:table-cell office:value-type="float" office:value="1486637" calcext:value-type="float">
            <text:p>1486637</text:p>
          </table:table-cell>
          <table:table-cell office:value-type="float" office:value="84350" calcext:value-type="float">
            <text:p>84350</text:p>
          </table:table-cell>
          <table:table-cell office:value-type="float" office:value="4619" calcext:value-type="float">
            <text:p>4619</text:p>
          </table:table-cell>
          <table:table-cell office:value-type="float" office:value="4772" calcext:value-type="float">
            <text:p>4772</text:p>
          </table:table-cell>
          <table:table-cell table:number-columns-repeated="2"/>
          <table:table-cell table:formula="of:=[.B25]/[.B6]" office:value-type="float" office:value="0.627355584363849" calcext:value-type="float">
            <text:p>0.627355584363849</text:p>
          </table:table-cell>
          <table:table-cell table:formula="of:=[.D25]/([.B6]/1000)" office:value-type="float" office:value="1.9492017514542" calcext:value-type="float">
            <text:p>1.9492017514542</text:p>
          </table:table-cell>
          <table:table-cell table:formula="of:=[.E25]/([.B6]/1000)" office:value-type="float" office:value="2.01376721323651" calcext:value-type="float">
            <text:p>2.01376721323651</text:p>
          </table:table-cell>
          <table:table-cell table:number-columns-repeated="3"/>
          <table:table-cell office:value-type="string" calcext:value-type="string">
            <text:p>blowfish</text:p>
          </table:table-cell>
          <table:table-cell table:formula="of:=[.B25]/[.B6]" office:value-type="float" office:value="0.627355584363849" calcext:value-type="float">
            <text:p>0.627355584363849</text:p>
          </table:table-cell>
          <table:table-cell/>
          <table:table-cell table:formula="of:=[.B38]/[.B6]" office:value-type="float" office:value="0.627481339315556" calcext:value-type="float">
            <text:p>0.627481339315556</text:p>
          </table:table-cell>
          <table:table-cell/>
          <table:table-cell table:formula="of:=[.B51]/[.B6]" office:value-type="float" office:value="0.763711931697337" calcext:value-type="float">
            <text:p>0.763711931697337</text:p>
          </table:table-cell>
          <table:table-cell/>
          <table:table-cell table:formula="of:=[.B64]/[.B6]" office:value-type="float" office:value="0.727096562923052" calcext:value-type="float">
            <text:p>0.727096562923052</text:p>
          </table:table-cell>
          <table:table-cell/>
        </table:table-row>
        <table:table-row table:style-name="ro1">
          <table:table-cell office:value-type="string" calcext:value-type="string">
            <text:p>dijkstra</text:p>
          </table:table-cell>
          <table:table-cell table:number-columns-repeated="2" office:value-type="float" office:value="2146626" calcext:value-type="float">
            <text:p>2146626</text:p>
          </table:table-cell>
          <table:table-cell office:value-type="float" office:value="2887" calcext:value-type="float">
            <text:p>2887</text:p>
          </table:table-cell>
          <table:table-cell office:value-type="float" office:value="2975" calcext:value-type="float">
            <text:p>2975</text:p>
          </table:table-cell>
          <table:table-cell table:number-columns-repeated="2"/>
          <table:table-cell table:formula="of:=[.B26]/[.B7]" office:value-type="float" office:value="0.574965133150252" calcext:value-type="float">
            <text:p>0.574965133150252</text:p>
          </table:table-cell>
          <table:table-cell table:formula="of:=[.D26]/([.B7]/1000)" office:value-type="float" office:value="0.773271328775845" calcext:value-type="float">
            <text:p>0.773271328775845</text:p>
          </table:table-cell>
          <table:table-cell table:formula="of:=[.E26]/([.B7]/1000)" office:value-type="float" office:value="0.796841774543865" calcext:value-type="float">
            <text:p>0.796841774543865</text:p>
          </table:table-cell>
          <table:table-cell table:number-columns-repeated="3"/>
          <table:table-cell office:value-type="string" calcext:value-type="string">
            <text:p>dijkstra</text:p>
          </table:table-cell>
          <table:table-cell table:formula="of:=[.B26]/[.B7]" office:value-type="float" office:value="0.574965133150252" calcext:value-type="float">
            <text:p>0.574965133150252</text:p>
          </table:table-cell>
          <table:table-cell/>
          <table:table-cell table:formula="of:=[.B39]/[.B7]" office:value-type="float" office:value="0.574980132524831" calcext:value-type="float">
            <text:p>0.574980132524831</text:p>
          </table:table-cell>
          <table:table-cell/>
          <table:table-cell table:formula="of:=[.B52]/[.B7]" office:value-type="float" office:value="1.23750866816535" calcext:value-type="float">
            <text:p>1.23750866816535</text:p>
          </table:table-cell>
          <table:table-cell/>
          <table:table-cell table:formula="of:=[.B65]/[.B7]" office:value-type="float" office:value="1.24153653593194" calcext:value-type="float">
            <text:p>1.24153653593194</text:p>
          </table:table-cell>
          <table:table-cell/>
        </table:table-row>
        <table:table-row table:style-name="ro1">
          <table:table-cell office:value-type="string" calcext:value-type="string">
            <text:p>patricia</text:p>
          </table:table-cell>
          <table:table-cell office:value-type="float" office:value="119602" calcext:value-type="float">
            <text:p>119602</text:p>
          </table:table-cell>
          <table:table-cell office:value-type="float" office:value="22394" calcext:value-type="float">
            <text:p>22394</text:p>
          </table:table-cell>
          <table:table-cell office:value-type="float" office:value="1844" calcext:value-type="float">
            <text:p>1844</text:p>
          </table:table-cell>
          <table:table-cell office:value-type="float" office:value="7410" calcext:value-type="float">
            <text:p>7410</text:p>
          </table:table-cell>
          <table:table-cell table:number-columns-repeated="2"/>
          <table:table-cell table:formula="of:=[.B27]/[.B8]" office:value-type="float" office:value="0.922342525757295" calcext:value-type="float">
            <text:p>0.922342525757295</text:p>
          </table:table-cell>
          <table:table-cell table:formula="of:=[.D27]/([.B8]/1000)" office:value-type="float" office:value="14.2204947868468" calcext:value-type="float">
            <text:p>14.2204947868468</text:p>
          </table:table-cell>
          <table:table-cell table:formula="of:=[.E27]/([.B8]/1000)" office:value-type="float" office:value="57.1441791597261" calcext:value-type="float">
            <text:p>57.1441791597261</text:p>
          </table:table-cell>
          <table:table-cell table:number-columns-repeated="3"/>
          <table:table-cell office:value-type="string" calcext:value-type="string">
            <text:p>patricia</text:p>
          </table:table-cell>
          <table:table-cell table:formula="of:=[.B27]/[.B8]" office:value-type="float" office:value="0.922342525757295" calcext:value-type="float">
            <text:p>0.922342525757295</text:p>
          </table:table-cell>
          <table:table-cell/>
          <table:table-cell table:formula="of:=[.B40]/[.B8]" office:value-type="float" office:value="0.904605466099081" calcext:value-type="float">
            <text:p>0.904605466099081</text:p>
          </table:table-cell>
          <table:table-cell/>
          <table:table-cell table:formula="of:=[.B53]/[.B8]" office:value-type="float" office:value="1.5546301437473" calcext:value-type="float">
            <text:p>1.5546301437473</text:p>
          </table:table-cell>
          <table:table-cell/>
          <table:table-cell table:formula="of:=[.B66]/[.B8]" office:value-type="float" office:value="1.49958356468629" calcext:value-type="float">
            <text:p>1.49958356468629</text:p>
          </table:table-cell>
          <table:table-cell/>
        </table:table-row>
        <table:table-row table:style-name="ro1">
          <table:table-cell office:value-type="string" calcext:value-type="string">
            <text:p>picojpeg</text:p>
          </table:table-cell>
          <table:table-cell office:value-type="float" office:value="2321854" calcext:value-type="float">
            <text:p>2321854</text:p>
          </table:table-cell>
          <table:table-cell office:value-type="float" office:value="25862" calcext:value-type="float">
            <text:p>25862</text:p>
          </table:table-cell>
          <table:table-cell office:value-type="float" office:value="26223" calcext:value-type="float">
            <text:p>26223</text:p>
          </table:table-cell>
          <table:table-cell office:value-type="float" office:value="75839" calcext:value-type="float">
            <text:p>75839</text:p>
          </table:table-cell>
          <table:table-cell table:number-columns-repeated="2"/>
          <table:table-cell table:formula="of:=[.B28]/[.B9]" office:value-type="float" office:value="0.757484380388077" calcext:value-type="float">
            <text:p>0.757484380388077</text:p>
          </table:table-cell>
          <table:table-cell table:formula="of:=[.D28]/([.B9]/1000)" office:value-type="float" office:value="8.55502236872626" calcext:value-type="float">
            <text:p>8.55502236872626</text:p>
          </table:table-cell>
          <table:table-cell table:formula="of:=[.E28]/([.B9]/1000)" office:value-type="float" office:value="24.741804576968" calcext:value-type="float">
            <text:p>24.741804576968</text:p>
          </table:table-cell>
          <table:table-cell table:number-columns-repeated="3"/>
          <table:table-cell office:value-type="string" calcext:value-type="string">
            <text:p>picojpeg</text:p>
          </table:table-cell>
          <table:table-cell table:formula="of:=[.B28]/[.B9]" office:value-type="float" office:value="0.757484380388077" calcext:value-type="float">
            <text:p>0.757484380388077</text:p>
          </table:table-cell>
          <table:table-cell/>
          <table:table-cell table:formula="of:=[.B41]/[.B9]" office:value-type="float" office:value="0.758183188987925" calcext:value-type="float">
            <text:p>0.758183188987925</text:p>
          </table:table-cell>
          <table:table-cell/>
          <table:table-cell table:formula="of:=[.B54]/[.B9]" office:value-type="float" office:value="1.14518711073311" calcext:value-type="float">
            <text:p>1.14518711073311</text:p>
          </table:table-cell>
          <table:table-cell/>
          <table:table-cell table:formula="of:=[.B67]/[.B9]" office:value-type="float" office:value="1.13876113828156" calcext:value-type="float">
            <text:p>1.13876113828156</text:p>
          </table:table-cell>
          <table:table-cell/>
        </table:table-row>
        <table:table-row table:style-name="ro1">
          <table:table-cell office:value-type="string" calcext:value-type="string">
            <text:p>qsort</text:p>
          </table:table-cell>
          <table:table-cell office:value-type="float" office:value="156291" calcext:value-type="float">
            <text:p>156291</text:p>
          </table:table-cell>
          <table:table-cell office:value-type="float" office:value="25862" calcext:value-type="float">
            <text:p>25862</text:p>
          </table:table-cell>
          <table:table-cell office:value-type="float" office:value="3820" calcext:value-type="float">
            <text:p>3820</text:p>
          </table:table-cell>
          <table:table-cell office:value-type="float" office:value="15360" calcext:value-type="float">
            <text:p>15360</text:p>
          </table:table-cell>
          <table:table-cell table:number-columns-repeated="2"/>
          <table:table-cell table:formula="of:=[.B29]/[.B10]" office:value-type="float" office:value="1.27109256819402" calcext:value-type="float">
            <text:p>1.27109256819402</text:p>
          </table:table-cell>
          <table:table-cell table:formula="of:=[.D29]/([.B10]/1000)" office:value-type="float" office:value="31.0675189902243" calcext:value-type="float">
            <text:p>31.0675189902243</text:p>
          </table:table-cell>
          <table:table-cell table:formula="of:=[.E29]/([.B10]/1000)" office:value-type="float" office:value="124.92070463085" calcext:value-type="float">
            <text:p>124.92070463085</text:p>
          </table:table-cell>
          <table:table-cell table:number-columns-repeated="3"/>
          <table:table-cell office:value-type="string" calcext:value-type="string">
            <text:p>qsort</text:p>
          </table:table-cell>
          <table:table-cell table:formula="of:=[.B29]/[.B10]" office:value-type="float" office:value="1.27109256819402" calcext:value-type="float">
            <text:p>1.27109256819402</text:p>
          </table:table-cell>
          <table:table-cell/>
          <table:table-cell table:formula="of:=[.B42]/[.B10]" office:value-type="float" office:value="1.28689471201549" calcext:value-type="float">
            <text:p>1.28689471201549</text:p>
          </table:table-cell>
          <table:table-cell/>
          <table:table-cell table:formula="of:=[.B55]/[.B10]" office:value-type="float" office:value="2.41097773223377" calcext:value-type="float">
            <text:p>2.41097773223377</text:p>
          </table:table-cell>
          <table:table-cell/>
          <table:table-cell table:formula="of:=[.B68]/[.B10]" office:value-type="float" office:value="2.33325200474959" calcext:value-type="float">
            <text:p>2.33325200474959</text:p>
          </table:table-cell>
          <table:table-cell/>
        </table:table-row>
        <table:table-row table:style-name="ro1">
          <table:table-cell office:value-type="string" calcext:value-type="string">
            <text:p>rc4</text:p>
          </table:table-cell>
          <table:table-cell office:value-type="float" office:value="114457" calcext:value-type="float">
            <text:p>114457</text:p>
          </table:table-cell>
          <table:table-cell office:value-type="float" office:value="10258" calcext:value-type="float">
            <text:p>10258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B30]/[.B11]" office:value-type="float" office:value="0.800241910674833" calcext:value-type="float">
            <text:p>0.800241910674833</text:p>
          </table:table-cell>
          <table:table-cell table:formula="of:=[.D30]/([.B11]/1000)" office:value-type="float" office:value="0.0769080180104595" calcext:value-type="float">
            <text:p>0.0769080180104595</text:p>
          </table:table-cell>
          <table:table-cell table:formula="of:=[.E30]/([.B11]/1000)" office:value-type="float" office:value="0.181782588024722" calcext:value-type="float">
            <text:p>0.181782588024722</text:p>
          </table:table-cell>
          <table:table-cell table:number-columns-repeated="3"/>
          <table:table-cell office:value-type="string" calcext:value-type="string">
            <text:p>rc4</text:p>
          </table:table-cell>
          <table:table-cell table:formula="of:=[.B30]/[.B11]" office:value-type="float" office:value="0.800241910674833" calcext:value-type="float">
            <text:p>0.800241910674833</text:p>
          </table:table-cell>
          <table:table-cell/>
          <table:table-cell table:formula="of:=[.B43]/[.B11]" office:value-type="float" office:value="0.802870766563191" calcext:value-type="float">
            <text:p>0.802870766563191</text:p>
          </table:table-cell>
          <table:table-cell/>
          <table:table-cell table:formula="of:=[.B56]/[.B11]" office:value-type="float" office:value="0.733094219313701" calcext:value-type="float">
            <text:p>0.733094219313701</text:p>
          </table:table-cell>
          <table:table-cell/>
          <table:table-cell table:formula="of:=[.B69]/[.B11]" office:value-type="float" office:value="0.752901529770395" calcext:value-type="float">
            <text:p>0.752901529770395</text:p>
          </table:table-cell>
          <table:table-cell/>
        </table:table-row>
        <table:table-row table:style-name="ro1">
          <table:table-cell office:value-type="string" calcext:value-type="string">
            <text:p>sha</text:p>
          </table:table-cell>
          <table:table-cell office:value-type="float" office:value="1200988" calcext:value-type="float">
            <text:p>1200988</text:p>
          </table:table-cell>
          <table:table-cell office:value-type="float" office:value="185365" calcext:value-type="float">
            <text:p>185365</text:p>
          </table:table-cell>
          <table:table-cell office:value-type="float" office:value="5482" calcext:value-type="float">
            <text:p>5482</text:p>
          </table:table-cell>
          <table:table-cell office:value-type="float" office:value="11198" calcext:value-type="float">
            <text:p>11198</text:p>
          </table:table-cell>
          <table:table-cell table:number-columns-repeated="2"/>
          <table:table-cell table:formula="of:=[.B31]/[.B12]" office:value-type="float" office:value="0.562785144198147" calcext:value-type="float">
            <text:p>0.562785144198147</text:p>
          </table:table-cell>
          <table:table-cell table:formula="of:=[.D31]/([.B12]/1000)" office:value-type="float" office:value="2.56887509325176" calcext:value-type="float">
            <text:p>2.56887509325176</text:p>
          </table:table-cell>
          <table:table-cell table:formula="of:=[.E31]/([.B12]/1000)" office:value-type="float" office:value="5.24740300879847" calcext:value-type="float">
            <text:p>5.24740300879847</text:p>
          </table:table-cell>
          <table:table-cell table:number-columns-repeated="3"/>
          <table:table-cell office:value-type="string" calcext:value-type="string">
            <text:p>sha</text:p>
          </table:table-cell>
          <table:table-cell table:formula="of:=[.B31]/[.B12]" office:value-type="float" office:value="0.562785144198147" calcext:value-type="float">
            <text:p>0.562785144198147</text:p>
          </table:table-cell>
          <table:table-cell/>
          <table:table-cell table:formula="of:=[.B44]/[.B12]" office:value-type="float" office:value="0.559271099264858" calcext:value-type="float">
            <text:p>0.559271099264858</text:p>
          </table:table-cell>
          <table:table-cell/>
          <table:table-cell table:formula="of:=[.B57]/[.B12]" office:value-type="float" office:value="0.870413325535799" calcext:value-type="float">
            <text:p>0.870413325535799</text:p>
          </table:table-cell>
          <table:table-cell/>
          <table:table-cell table:formula="of:=[.B70]/[.B12]" office:value-type="float" office:value="0.874133555263148" calcext:value-type="float">
            <text:p>0.874133555263148</text:p>
          </table:table-cell>
          <table:table-cell/>
        </table:table-row>
        <table:table-row table:style-name="ro1">
          <table:table-cell office:value-type="string" calcext:value-type="string">
            <text:p>Weighted average</text:p>
          </table:table-cell>
          <table:table-cell table:number-columns-repeated="6"/>
          <table:table-cell table:formula="of:=SUMPRODUCT([.O118:.O128];[.C2:.C12])" office:value-type="float" office:value="0.753475235423931" calcext:value-type="float">
            <text:p>0.753475235423931</text:p>
          </table:table-cell>
          <table:table-cell table:formula="of:=SUMPRODUCT([.O40:.O50];[.C2:.C12])" office:value-type="float" office:value="14.621183400727" calcext:value-type="float">
            <text:p>14.621183400727</text:p>
          </table:table-cell>
          <table:table-cell table:formula="of:=SUMPRODUCT([.O142:.O152];[.C2:.C12])" office:value-type="float" office:value="31.2508578762512" calcext:value-type="float">
            <text:p>31.2508578762512</text:p>
          </table:table-cell>
          <table:table-cell table:number-columns-repeated="3"/>
          <table:table-cell office:value-type="string" calcext:value-type="string">
            <text:p>Weighted average</text:p>
          </table:table-cell>
          <table:table-cell table:formula="of:=SUMPRODUCT([.O118:.O128];[.C2:.C12])" office:value-type="float" office:value="0.753475235423931" calcext:value-type="float">
            <text:p>0.753475235423931</text:p>
          </table:table-cell>
          <table:table-cell table:formula="of:=SQRT(SUMPRODUCT(([.O129]-[.O118:.O128])^2;[.C2:.C12]))" office:value-type="float" office:value="0.202859407121755" calcext:value-type="float">
            <text:p>0.202859407121755</text:p>
          </table:table-cell>
          <table:table-cell table:formula="of:=SUMPRODUCT([.Q21:.Q31];[.C2:.C12])" office:value-type="float" office:value="0.752674634110816" calcext:value-type="float">
            <text:p>0.752674634110816</text:p>
          </table:table-cell>
          <table:table-cell table:formula="of:=SQRT(SUMPRODUCT(([.Q32]-[.Q21:.Q31])^2;[.C2:.C12]))" office:value-type="float" office:value="0.202770161606475" calcext:value-type="float">
            <text:p>0.202770161606475</text:p>
          </table:table-cell>
          <table:table-cell table:formula="of:=SUMPRODUCT([.S21:.S31];[.C2:.C12])" office:value-type="float" office:value="1.28719285194253" calcext:value-type="float">
            <text:p>1.28719285194253</text:p>
          </table:table-cell>
          <table:table-cell table:formula="of:=SQRT(SUMPRODUCT(([.S32]-[.S21:.S31])^2;[.C2:.C12]))" office:value-type="float" office:value="0.42568323697156" calcext:value-type="float">
            <text:p>0.42568323697156</text:p>
          </table:table-cell>
          <table:table-cell table:formula="of:=SUMPRODUCT([.U21:.U31];[.C2:.C12])" office:value-type="float" office:value="1.28450981206243" calcext:value-type="float">
            <text:p>1.28450981206243</text:p>
          </table:table-cell>
          <table:table-cell table:formula="of:=SQRT(SUMPRODUCT(([.U32]-[.U21:.U31])^2;[.C2:.C12]))" office:value-type="float" office:value="0.426675470735383" calcext:value-type="float">
            <text:p>0.426675470735383</text:p>
          </table:table-cell>
        </table:table-row>
        <table:table-row table:style-name="ro1">
          <table:table-cell table:style-name="ce1" office:value-type="string" calcext:value-type="string">
            <text:p>myBdp_originalNap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dpcm_decode</text:p>
          </table:table-cell>
          <table:table-cell office:value-type="float" office:value="3634147" calcext:value-type="float">
            <text:p>3634147</text:p>
          </table:table-cell>
          <table:table-cell office:value-type="float" office:value="722968" calcext:value-type="float">
            <text:p>722968</text:p>
          </table:table-cell>
          <table:table-cell office:value-type="float" office:value="172267" calcext:value-type="float">
            <text:p>172267</text:p>
          </table:table-cell>
          <table:table-cell office:value-type="float" office:value="243534" calcext:value-type="float">
            <text:p>243534</text:p>
          </table:table-cell>
          <table:table-cell table:number-columns-repeated="2"/>
          <table:table-cell table:formula="of:=[.B34]/[.B2]" office:value-type="float" office:value="1.12789690806119" calcext:value-type="float">
            <text:p>1.12789690806119</text:p>
          </table:table-cell>
          <table:table-cell table:formula="of:=[.D34]/([.B2]/1000)" office:value-type="float" office:value="53.4649304667579" calcext:value-type="float">
            <text:p>53.4649304667579</text:p>
          </table:table-cell>
          <table:table-cell table:formula="of:=[.E34]/([.B2]/1000)" office:value-type="float" office:value="75.5834163031307" calcext:value-type="float">
            <text:p>75.58341630313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pcm_encode</text:p>
          </table:table-cell>
          <table:table-cell office:value-type="float" office:value="3115382" calcext:value-type="float">
            <text:p>3115382</text:p>
          </table:table-cell>
          <table:table-cell office:value-type="float" office:value="729219" calcext:value-type="float">
            <text:p>729219</text:p>
          </table:table-cell>
          <table:table-cell office:value-type="float" office:value="81129" calcext:value-type="float">
            <text:p>81129</text:p>
          </table:table-cell>
          <table:table-cell office:value-type="float" office:value="250025" calcext:value-type="float">
            <text:p>250025</text:p>
          </table:table-cell>
          <table:table-cell table:number-columns-repeated="2"/>
          <table:table-cell table:formula="of:=[.B35]/[.B3]" office:value-type="float" office:value="0.927159771854405" calcext:value-type="float">
            <text:p>0.927159771854405</text:p>
          </table:table-cell>
          <table:table-cell table:formula="of:=[.D35]/([.B3]/1000)" office:value-type="float" office:value="24.1445656201313" calcext:value-type="float">
            <text:p>24.1445656201313</text:p>
          </table:table-cell>
          <table:table-cell table:formula="of:=[.E35]/([.B3]/1000)" office:value-type="float" office:value="74.409212725084" calcext:value-type="float">
            <text:p>74.4092127250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es</text:p>
          </table:table-cell>
          <table:table-cell office:value-type="float" office:value="76972" calcext:value-type="float">
            <text:p>76972</text:p>
          </table:table-cell>
          <table:table-cell office:value-type="float" office:value="7896" calcext:value-type="float">
            <text:p>7896</text:p>
          </table:table-cell>
          <table:table-cell office:value-type="float" office:value="707" calcext:value-type="float">
            <text:p>707</text:p>
          </table:table-cell>
          <table:table-cell office:value-type="float" office:value="3444" calcext:value-type="float">
            <text:p>3444</text:p>
          </table:table-cell>
          <table:table-cell table:number-columns-repeated="2"/>
          <table:table-cell table:formula="of:=[.B36]/[.B4]" office:value-type="float" office:value="0.729253711546296" calcext:value-type="float">
            <text:p>0.729253711546296</text:p>
          </table:table-cell>
          <table:table-cell table:formula="of:=[.D36]/([.B4]/1000)" office:value-type="float" office:value="6.69831073719315" calcext:value-type="float">
            <text:p>6.69831073719315</text:p>
          </table:table-cell>
          <table:table-cell table:formula="of:=[.E36]/([.B4]/1000)" office:value-type="float" office:value="32.6293948782082" calcext:value-type="float">
            <text:p>32.62939487820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itcount</text:p>
          </table:table-cell>
          <table:table-cell office:value-type="float" office:value="2219799" calcext:value-type="float">
            <text:p>2219799</text:p>
          </table:table-cell>
          <table:table-cell office:value-type="float" office:value="600516" calcext:value-type="float">
            <text:p>600516</text:p>
          </table:table-cell>
          <table:table-cell office:value-type="float" office:value="24140" calcext:value-type="float">
            <text:p>24140</text:p>
          </table:table-cell>
          <table:table-cell office:value-type="float" office:value="61886" calcext:value-type="float">
            <text:p>61886</text:p>
          </table:table-cell>
          <table:table-cell table:number-columns-repeated="2"/>
          <table:table-cell table:formula="of:=[.B37]/[.B5]" office:value-type="float" office:value="0.607725381813403" calcext:value-type="float">
            <text:p>0.607725381813403</text:p>
          </table:table-cell>
          <table:table-cell table:formula="of:=[.D37]/([.B5]/1000)" office:value-type="float" office:value="6.60892752766154" calcext:value-type="float">
            <text:p>6.60892752766154</text:p>
          </table:table-cell>
          <table:table-cell table:formula="of:=[.E37]/([.B5]/1000)" office:value-type="float" office:value="16.9428371572851" calcext:value-type="float">
            <text:p>16.94283715728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owfish</text:p>
          </table:table-cell>
          <table:table-cell office:value-type="float" office:value="1486935" calcext:value-type="float">
            <text:p>1486935</text:p>
          </table:table-cell>
          <table:table-cell office:value-type="float" office:value="84350" calcext:value-type="float">
            <text:p>84350</text:p>
          </table:table-cell>
          <table:table-cell office:value-type="float" office:value="4674" calcext:value-type="float">
            <text:p>4674</text:p>
          </table:table-cell>
          <table:table-cell office:value-type="float" office:value="4788" calcext:value-type="float">
            <text:p>4788</text:p>
          </table:table-cell>
          <table:table-cell table:number-columns-repeated="2"/>
          <table:table-cell table:formula="of:=[.B38]/[.B6]" office:value-type="float" office:value="0.627481339315556" calcext:value-type="float">
            <text:p>0.627481339315556</text:p>
          </table:table-cell>
          <table:table-cell table:formula="of:=[.D38]/([.B6]/1000)" office:value-type="float" office:value="1.97241155797725" calcext:value-type="float">
            <text:p>1.97241155797725</text:p>
          </table:table-cell>
          <table:table-cell table:formula="of:=[.E38]/([.B6]/1000)" office:value-type="float" office:value="2.02051915695231" calcext:value-type="float">
            <text:p>2.02051915695231</text:p>
          </table:table-cell>
          <table:table-cell table:number-columns-repeated="3"/>
          <table:table-cell office:value-type="string" calcext:value-type="string">
            <text:p>BDP MPK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jkstra</text:p>
          </table:table-cell>
          <table:table-cell office:value-type="float" office:value="2146682" calcext:value-type="float">
            <text:p>2146682</text:p>
          </table:table-cell>
          <table:table-cell office:value-type="float" office:value="592072" calcext:value-type="float">
            <text:p>592072</text:p>
          </table:table-cell>
          <table:table-cell office:value-type="float" office:value="2887" calcext:value-type="float">
            <text:p>2887</text:p>
          </table:table-cell>
          <table:table-cell office:value-type="float" office:value="2942" calcext:value-type="float">
            <text:p>2942</text:p>
          </table:table-cell>
          <table:table-cell table:number-columns-repeated="2"/>
          <table:table-cell table:formula="of:=[.B39]/[.B7]" office:value-type="float" office:value="0.574980132524831" calcext:value-type="float">
            <text:p>0.574980132524831</text:p>
          </table:table-cell>
          <table:table-cell table:formula="of:=[.D39]/([.B7]/1000)" office:value-type="float" office:value="0.773271328775845" calcext:value-type="float">
            <text:p>0.773271328775845</text:p>
          </table:table-cell>
          <table:table-cell table:formula="of:=[.E39]/([.B7]/1000)" office:value-type="float" office:value="0.788002857380857" calcext:value-type="float">
            <text:p>0.788002857380857</text:p>
          </table:table-cell>
          <table:table-cell table:number-columns-repeated="3"/>
          <table:table-cell office:value-type="string" calcext:value-type="string">
            <text:p>Benchmark</text:p>
          </table:table-cell>
          <table:table-cell office:value-type="string" calcext:value-type="string">
            <text:p>Original BDP, original NAP</text:p>
          </table:table-cell>
          <table:table-cell/>
          <table:table-cell office:value-type="string" calcext:value-type="string">
            <text:p>My BDP, original NA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tricia</text:p>
          </table:table-cell>
          <table:table-cell office:value-type="float" office:value="117302" calcext:value-type="float">
            <text:p>117302</text:p>
          </table:table-cell>
          <table:table-cell office:value-type="float" office:value="22453" calcext:value-type="float">
            <text:p>22453</text:p>
          </table:table-cell>
          <table:table-cell office:value-type="float" office:value="1727" calcext:value-type="float">
            <text:p>1727</text:p>
          </table:table-cell>
          <table:table-cell office:value-type="float" office:value="6785" calcext:value-type="float">
            <text:p>6785</text:p>
          </table:table-cell>
          <table:table-cell table:number-columns-repeated="2"/>
          <table:table-cell table:formula="of:=[.B40]/[.B8]" office:value-type="float" office:value="0.904605466099081" calcext:value-type="float">
            <text:p>0.904605466099081</text:p>
          </table:table-cell>
          <table:table-cell table:formula="of:=[.D40]/([.B8]/1000)" office:value-type="float" office:value="13.3182182737985" calcext:value-type="float">
            <text:p>13.3182182737985</text:p>
          </table:table-cell>
          <table:table-cell table:formula="of:=[.E40]/([.B8]/1000)" office:value-type="float" office:value="52.324325991733" calcext:value-type="float">
            <text:p>52.324325991733</text:p>
          </table:table-cell>
          <table:table-cell table:number-columns-repeated="3"/>
          <table:table-cell office:value-type="string" calcext:value-type="string">
            <text:p>adpcm_decode</text:p>
          </table:table-cell>
          <table:table-cell table:formula="of:=[.D21]/([.B2]/1000)" office:value-type="float" office:value="53.5012426847951" calcext:value-type="float">
            <text:p>53.5012426847951</text:p>
          </table:table-cell>
          <table:table-cell/>
          <table:table-cell table:formula="of:=[.D34]/([.B2]/1000)" office:value-type="float" office:value="53.4649304667579" calcext:value-type="float">
            <text:p>53.4649304667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cojpeg</text:p>
          </table:table-cell>
          <table:table-cell office:value-type="float" office:value="2323996" calcext:value-type="float">
            <text:p>2323996</text:p>
          </table:table-cell>
          <table:table-cell office:value-type="float" office:value="224521" calcext:value-type="float">
            <text:p>224521</text:p>
          </table:table-cell>
          <table:table-cell office:value-type="float" office:value="26334" calcext:value-type="float">
            <text:p>26334</text:p>
          </table:table-cell>
          <table:table-cell office:value-type="float" office:value="83823" calcext:value-type="float">
            <text:p>83823</text:p>
          </table:table-cell>
          <table:table-cell table:number-columns-repeated="2"/>
          <table:table-cell table:formula="of:=[.B41]/[.B9]" office:value-type="float" office:value="0.758183188987925" calcext:value-type="float">
            <text:p>0.758183188987925</text:p>
          </table:table-cell>
          <table:table-cell table:formula="of:=[.D41]/([.B9]/1000)" office:value-type="float" office:value="8.59123513930661" calcext:value-type="float">
            <text:p>8.59123513930661</text:p>
          </table:table-cell>
          <table:table-cell table:formula="of:=[.E41]/([.B9]/1000)" office:value-type="float" office:value="27.3465141293422" calcext:value-type="float">
            <text:p>27.3465141293422</text:p>
          </table:table-cell>
          <table:table-cell table:number-columns-repeated="3"/>
          <table:table-cell office:value-type="string" calcext:value-type="string">
            <text:p>adpcm_encode</text:p>
          </table:table-cell>
          <table:table-cell table:formula="of:=[.D22]/([.B3]/1000)" office:value-type="float" office:value="23.9002301990843" calcext:value-type="float">
            <text:p>23.9002301990843</text:p>
          </table:table-cell>
          <table:table-cell/>
          <table:table-cell table:formula="of:=[.D35]/([.B3]/1000)" office:value-type="float" office:value="24.1445656201313" calcext:value-type="float">
            <text:p>24.14456562013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sort</text:p>
          </table:table-cell>
          <table:table-cell office:value-type="float" office:value="158234" calcext:value-type="float">
            <text:p>158234</text:p>
          </table:table-cell>
          <table:table-cell office:value-type="float" office:value="25969" calcext:value-type="float">
            <text:p>25969</text:p>
          </table:table-cell>
          <table:table-cell office:value-type="float" office:value="4035" calcext:value-type="float">
            <text:p>4035</text:p>
          </table:table-cell>
          <table:table-cell office:value-type="float" office:value="16020" calcext:value-type="float">
            <text:p>16020</text:p>
          </table:table-cell>
          <table:table-cell table:number-columns-repeated="2"/>
          <table:table-cell table:formula="of:=[.B42]/[.B10]" office:value-type="float" office:value="1.28689471201549" calcext:value-type="float">
            <text:p>1.28689471201549</text:p>
          </table:table-cell>
          <table:table-cell table:formula="of:=[.D42]/([.B10]/1000)" office:value-type="float" office:value="32.8160835407212" calcext:value-type="float">
            <text:p>32.8160835407212</text:p>
          </table:table-cell>
          <table:table-cell table:formula="of:=[.E42]/([.B10]/1000)" office:value-type="float" office:value="130.288391157956" calcext:value-type="float">
            <text:p>130.288391157956</text:p>
          </table:table-cell>
          <table:table-cell table:number-columns-repeated="3"/>
          <table:table-cell office:value-type="string" calcext:value-type="string">
            <text:p>aes</text:p>
          </table:table-cell>
          <table:table-cell table:formula="of:=[.D23]/([.B4]/1000)" office:value-type="float" office:value="5.19190139177065" calcext:value-type="float">
            <text:p>5.19190139177065</text:p>
          </table:table-cell>
          <table:table-cell/>
          <table:table-cell table:formula="of:=[.D36]/([.B4]/1000)" office:value-type="float" office:value="6.69831073719315" calcext:value-type="float">
            <text:p>6.698310737193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c4</text:p>
          </table:table-cell>
          <table:table-cell office:value-type="float" office:value="114833" calcext:value-type="float">
            <text:p>114833</text:p>
          </table:table-cell>
          <table:table-cell office:value-type="float" office:value="10260" calcext:value-type="float">
            <text:p>10260</text:p>
          </table:table-cell>
          <table:table-cell office:value-type="float" office:value="67" calcext:value-type="float">
            <text:p>67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formula="of:=[.B43]/[.B11]" office:value-type="float" office:value="0.802870766563191" calcext:value-type="float">
            <text:p>0.802870766563191</text:p>
          </table:table-cell>
          <table:table-cell table:formula="of:=[.D43]/([.B11]/1000)" office:value-type="float" office:value="0.468439746063708" calcext:value-type="float">
            <text:p>0.468439746063708</text:p>
          </table:table-cell>
          <table:table-cell table:formula="of:=[.E43]/([.B11]/1000)" office:value-type="float" office:value="0.713147076096988" calcext:value-type="float">
            <text:p>0.713147076096988</text:p>
          </table:table-cell>
          <table:table-cell table:number-columns-repeated="3"/>
          <table:table-cell office:value-type="string" calcext:value-type="string">
            <text:p>bitcount</text:p>
          </table:table-cell>
          <table:table-cell table:formula="of:=[.D24]/([.B5]/1000)" office:value-type="float" office:value="6.59852407919215" calcext:value-type="float">
            <text:p>6.59852407919215</text:p>
          </table:table-cell>
          <table:table-cell/>
          <table:table-cell table:formula="of:=[.D37]/([.B5]/1000)" office:value-type="float" office:value="6.60892752766154" calcext:value-type="float">
            <text:p>6.608927527661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</text:p>
          </table:table-cell>
          <table:table-cell office:value-type="float" office:value="1193489" calcext:value-type="float">
            <text:p>1193489</text:p>
          </table:table-cell>
          <table:table-cell office:value-type="float" office:value="185364" calcext:value-type="float">
            <text:p>185364</text:p>
          </table:table-cell>
          <table:table-cell office:value-type="float" office:value="5646" calcext:value-type="float">
            <text:p>5646</text:p>
          </table:table-cell>
          <table:table-cell office:value-type="float" office:value="10324" calcext:value-type="float">
            <text:p>10324</text:p>
          </table:table-cell>
          <table:table-cell table:number-columns-repeated="2"/>
          <table:table-cell table:formula="of:=[.B44]/[.B12]" office:value-type="float" office:value="0.559271099264858" calcext:value-type="float">
            <text:p>0.559271099264858</text:p>
          </table:table-cell>
          <table:table-cell table:formula="of:=[.D44]/([.B12]/1000)" office:value-type="float" office:value="2.64572578921916" calcext:value-type="float">
            <text:p>2.64572578921916</text:p>
          </table:table-cell>
          <table:table-cell table:formula="of:=[.E44]/([.B12]/1000)" office:value-type="float" office:value="4.83784503150879" calcext:value-type="float">
            <text:p>4.83784503150879</text:p>
          </table:table-cell>
          <table:table-cell table:number-columns-repeated="3"/>
          <table:table-cell office:value-type="string" calcext:value-type="string">
            <text:p>blowfish</text:p>
          </table:table-cell>
          <table:table-cell table:formula="of:=[.D25]/([.B6]/1000)" office:value-type="float" office:value="1.9492017514542" calcext:value-type="float">
            <text:p>1.9492017514542</text:p>
          </table:table-cell>
          <table:table-cell/>
          <table:table-cell table:formula="of:=[.D38]/([.B6]/1000)" office:value-type="float" office:value="1.97241155797725" calcext:value-type="float">
            <text:p>1.972411557977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ighted average</text:p>
          </table:table-cell>
          <table:table-cell table:number-columns-repeated="6"/>
          <table:table-cell table:formula="of:=SUMPRODUCT([.Q21:.Q31];[.C2:.C12])" office:value-type="float" office:value="0.752674634110816" calcext:value-type="float">
            <text:p>0.752674634110816</text:p>
          </table:table-cell>
          <table:table-cell table:formula="of:=SUMPRODUCT([.Q40:.Q50];[.C2:.C12])" office:value-type="float" office:value="14.6840281535418" calcext:value-type="float">
            <text:p>14.6840281535418</text:p>
          </table:table-cell>
          <table:table-cell table:formula="of:=SUMPRODUCT([.J34:.J44];[.C2:.C12])" office:value-type="float" office:value="31.0218488744777" calcext:value-type="float">
            <text:p>31.0218488744777</text:p>
          </table:table-cell>
          <table:table-cell table:number-columns-repeated="3"/>
          <table:table-cell office:value-type="string" calcext:value-type="string">
            <text:p>dijkstra</text:p>
          </table:table-cell>
          <table:table-cell table:formula="of:=[.D26]/([.B7]/1000)" office:value-type="float" office:value="0.773271328775845" calcext:value-type="float">
            <text:p>0.773271328775845</text:p>
          </table:table-cell>
          <table:table-cell/>
          <table:table-cell table:formula="of:=[.D39]/([.B7]/1000)" office:value-type="float" office:value="0.773271328775845" calcext:value-type="float">
            <text:p>0.77327132877584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originalBdp_myNap</text:p>
          </table:table-cell>
          <table:table-cell table:number-columns-repeated="4"/>
          <table:table-cell table:style-name="ce1" office:value-type="string" calcext:value-type="string">
            <text:p>Invalids Halfway</text:p>
          </table:table-cell>
          <table:table-cell table:number-columns-repeated="4"/>
          <table:table-cell table:style-name="ce1" office:value-type="string" calcext:value-type="string">
            <text:p>Percent Invalid Halfway</text:p>
          </table:table-cell>
          <table:table-cell table:number-columns-repeated="2"/>
          <table:table-cell office:value-type="string" calcext:value-type="string">
            <text:p>patricia</text:p>
          </table:table-cell>
          <table:table-cell table:formula="of:=[.D27]/([.B8]/1000)" office:value-type="float" office:value="14.2204947868468" calcext:value-type="float">
            <text:p>14.2204947868468</text:p>
          </table:table-cell>
          <table:table-cell/>
          <table:table-cell table:formula="of:=[.D40]/([.B8]/1000)" office:value-type="float" office:value="13.3182182737985" calcext:value-type="float">
            <text:p>13.31821827379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pcm_decode</text:p>
          </table:table-cell>
          <table:table-cell office:value-type="float" office:value="6185239" calcext:value-type="float">
            <text:p>6185239</text:p>
          </table:table-cell>
          <table:table-cell office:value-type="float" office:value="721441" calcext:value-type="float">
            <text:p>721441</text:p>
          </table:table-cell>
          <table:table-cell office:value-type="float" office:value="170866" calcext:value-type="float">
            <text:p>170866</text:p>
          </table:table-cell>
          <table:table-cell office:value-type="float" office:value="1381849" calcext:value-type="float">
            <text:p>1381849</text:p>
          </table:table-cell>
          <table:table-cell office:value-type="float" office:value="985" calcext:value-type="float">
            <text:p>985</text:p>
          </table:table-cell>
          <table:table-cell/>
          <table:table-cell table:formula="of:=[.B47]/[.B2]" office:value-type="float" office:value="1.91965595880394" calcext:value-type="float">
            <text:p>1.91965595880394</text:p>
          </table:table-cell>
          <table:table-cell table:formula="of:=[.D47]/([.B2]/1000)" office:value-type="float" office:value="53.0301149328255" calcext:value-type="float">
            <text:p>53.0301149328255</text:p>
          </table:table-cell>
          <table:table-cell table:formula="of:=[.E47]/([.B2]/1000)" office:value-type="float" office:value="428.871813525277" calcext:value-type="float">
            <text:p>428.871813525277</text:p>
          </table:table-cell>
          <table:table-cell table:formula="of:=([.F47]/(2^10))*100" office:value-type="float" office:value="96.19140625" calcext:value-type="float">
            <text:p>96.19140625</text:p>
          </table:table-cell>
          <table:table-cell table:number-columns-repeated="2"/>
          <table:table-cell office:value-type="string" calcext:value-type="string">
            <text:p>picojpeg</text:p>
          </table:table-cell>
          <table:table-cell table:formula="of:=[.D28]/([.B9]/1000)" office:value-type="float" office:value="8.55502236872626" calcext:value-type="float">
            <text:p>8.55502236872626</text:p>
          </table:table-cell>
          <table:table-cell/>
          <table:table-cell table:formula="of:=[.D41]/([.B9]/1000)" office:value-type="float" office:value="8.59123513930661" calcext:value-type="float">
            <text:p>8.59123513930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pcm_encode</text:p>
          </table:table-cell>
          <table:table-cell office:value-type="float" office:value="6165276" calcext:value-type="float">
            <text:p>6165276</text:p>
          </table:table-cell>
          <table:table-cell office:value-type="float" office:value="722510" calcext:value-type="float">
            <text:p>722510</text:p>
          </table:table-cell>
          <table:table-cell office:value-type="float" office:value="118722" calcext:value-type="float">
            <text:p>118722</text:p>
          </table:table-cell>
          <table:table-cell office:value-type="float" office:value="1378372" calcext:value-type="float">
            <text:p>1378372</text:p>
          </table:table-cell>
          <table:table-cell office:value-type="float" office:value="996" calcext:value-type="float">
            <text:p>996</text:p>
          </table:table-cell>
          <table:table-cell/>
          <table:table-cell table:formula="of:=[.B48]/[.B3]" office:value-type="float" office:value="1.83482985058636" calcext:value-type="float">
            <text:p>1.83482985058636</text:p>
          </table:table-cell>
          <table:table-cell table:formula="of:=[.D48]/([.B3]/1000)" office:value-type="float" office:value="35.3325089616935" calcext:value-type="float">
            <text:p>35.3325089616935</text:p>
          </table:table-cell>
          <table:table-cell table:formula="of:=[.E48]/([.B3]/1000)" office:value-type="float" office:value="410.213280121186" calcext:value-type="float">
            <text:p>410.213280121186</text:p>
          </table:table-cell>
          <table:table-cell table:formula="of:=([.F48]/(2^10))*100" office:value-type="float" office:value="97.265625" calcext:value-type="float">
            <text:p>97.265625</text:p>
          </table:table-cell>
          <table:table-cell table:number-columns-repeated="2"/>
          <table:table-cell office:value-type="string" calcext:value-type="string">
            <text:p>qsort</text:p>
          </table:table-cell>
          <table:table-cell table:formula="of:=[.D29]/([.B10]/1000)" office:value-type="float" office:value="31.0675189902243" calcext:value-type="float">
            <text:p>31.0675189902243</text:p>
          </table:table-cell>
          <table:table-cell/>
          <table:table-cell table:formula="of:=[.D42]/([.B10]/1000)" office:value-type="float" office:value="32.8160835407212" calcext:value-type="float">
            <text:p>32.8160835407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es</text:p>
          </table:table-cell>
          <table:table-cell office:value-type="float" office:value="92875" calcext:value-type="float">
            <text:p>92875</text:p>
          </table:table-cell>
          <table:table-cell office:value-type="float" office:value="7895" calcext:value-type="float">
            <text:p>7895</text:p>
          </table:table-cell>
          <table:table-cell office:value-type="float" office:value="772" calcext:value-type="float">
            <text:p>772</text:p>
          </table:table-cell>
          <table:table-cell office:value-type="float" office:value="8700" calcext:value-type="float">
            <text:p>8700</text:p>
          </table:table-cell>
          <table:table-cell office:value-type="float" office:value="1003" calcext:value-type="float">
            <text:p>1003</text:p>
          </table:table-cell>
          <table:table-cell/>
          <table:table-cell table:formula="of:=[.B49]/[.B4]" office:value-type="float" office:value="0.879923068906385" calcext:value-type="float">
            <text:p>0.879923068906385</text:p>
          </table:table-cell>
          <table:table-cell table:formula="of:=[.D49]/([.B4]/1000)" office:value-type="float" office:value="7.31413845701996" calcext:value-type="float">
            <text:p>7.31413845701996</text:p>
          </table:table-cell>
          <table:table-cell table:formula="of:=[.E49]/([.B4]/1000)" office:value-type="float" office:value="82.4261717306654" calcext:value-type="float">
            <text:p>82.4261717306654</text:p>
          </table:table-cell>
          <table:table-cell table:formula="of:=([.F49]/(2^10))*100" office:value-type="float" office:value="97.94921875" calcext:value-type="float">
            <text:p>97.94921875</text:p>
          </table:table-cell>
          <table:table-cell table:number-columns-repeated="2"/>
          <table:table-cell office:value-type="string" calcext:value-type="string">
            <text:p>rc4</text:p>
          </table:table-cell>
          <table:table-cell table:formula="of:=[.D30]/([.B11]/1000)" office:value-type="float" office:value="0.0769080180104595" calcext:value-type="float">
            <text:p>0.0769080180104595</text:p>
          </table:table-cell>
          <table:table-cell/>
          <table:table-cell table:formula="of:=[.D43]/([.B11]/1000)" office:value-type="float" office:value="0.468439746063708" calcext:value-type="float">
            <text:p>0.4684397460637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tcount</text:p>
          </table:table-cell>
          <table:table-cell office:value-type="float" office:value="3523732" calcext:value-type="float">
            <text:p>3523732</text:p>
          </table:table-cell>
          <table:table-cell office:value-type="float" office:value="623014" calcext:value-type="float">
            <text:p>623014</text:p>
          </table:table-cell>
          <table:table-cell office:value-type="float" office:value="22778" calcext:value-type="float">
            <text:p>22778</text:p>
          </table:table-cell>
          <table:table-cell office:value-type="float" office:value="282741" calcext:value-type="float">
            <text:p>282741</text:p>
          </table:table-cell>
          <table:table-cell office:value-type="float" office:value="990" calcext:value-type="float">
            <text:p>990</text:p>
          </table:table-cell>
          <table:table-cell/>
          <table:table-cell table:formula="of:=[.B50]/[.B5]" office:value-type="float" office:value="0.964709586367102" calcext:value-type="float">
            <text:p>0.964709586367102</text:p>
          </table:table-cell>
          <table:table-cell table:formula="of:=[.D50]/([.B5]/1000)" office:value-type="float" office:value="6.23604603252173" calcext:value-type="float">
            <text:p>6.23604603252173</text:p>
          </table:table-cell>
          <table:table-cell table:formula="of:=[.E50]/([.B5]/1000)" office:value-type="float" office:value="77.4074058864354" calcext:value-type="float">
            <text:p>77.4074058864354</text:p>
          </table:table-cell>
          <table:table-cell table:formula="of:=([.F50]/(2^10))*100" office:value-type="float" office:value="96.6796875" calcext:value-type="float">
            <text:p>96.6796875</text:p>
          </table:table-cell>
          <table:table-cell table:number-columns-repeated="2"/>
          <table:table-cell office:value-type="string" calcext:value-type="string">
            <text:p>sha</text:p>
          </table:table-cell>
          <table:table-cell table:formula="of:=[.D31]/([.B12]/1000)" office:value-type="float" office:value="2.56887509325176" calcext:value-type="float">
            <text:p>2.56887509325176</text:p>
          </table:table-cell>
          <table:table-cell/>
          <table:table-cell table:formula="of:=[.D44]/([.B12]/1000)" office:value-type="float" office:value="2.64572578921916" calcext:value-type="float">
            <text:p>2.645725789219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owfish</text:p>
          </table:table-cell>
          <table:table-cell office:value-type="float" office:value="1809759" calcext:value-type="float">
            <text:p>1809759</text:p>
          </table:table-cell>
          <table:table-cell office:value-type="float" office:value="78236" calcext:value-type="float">
            <text:p>78236</text:p>
          </table:table-cell>
          <table:table-cell office:value-type="float" office:value="4615" calcext:value-type="float">
            <text:p>4615</text:p>
          </table:table-cell>
          <table:table-cell office:value-type="float" office:value="195057" calcext:value-type="float">
            <text:p>195057</text:p>
          </table:table-cell>
          <table:table-cell office:value-type="float" office:value="1012" calcext:value-type="float">
            <text:p>1012</text:p>
          </table:table-cell>
          <table:table-cell/>
          <table:table-cell table:formula="of:=[.B51]/[.B6]" office:value-type="float" office:value="0.763711931697337" calcext:value-type="float">
            <text:p>0.763711931697337</text:p>
          </table:table-cell>
          <table:table-cell table:formula="of:=[.D51]/([.B6]/1000)" office:value-type="float" office:value="1.94751376552525" calcext:value-type="float">
            <text:p>1.94751376552525</text:p>
          </table:table-cell>
          <table:table-cell table:formula="of:=[.E51]/([.B6]/1000)" office:value-type="float" office:value="82.3133678357657" calcext:value-type="float">
            <text:p>82.3133678357657</text:p>
          </table:table-cell>
          <table:table-cell table:formula="of:=([.F51]/(2^10))*100" office:value-type="float" office:value="98.828125" calcext:value-type="float">
            <text:p>98.828125</text:p>
          </table:table-cell>
          <table:table-cell table:number-columns-repeated="2"/>
          <table:table-cell office:value-type="string" calcext:value-type="string">
            <text:p>Weighted average</text:p>
          </table:table-cell>
          <table:table-cell table:formula="of:=SUMPRODUCT([.O40:.O50];[.C2:.C12])" office:value-type="float" office:value="14.621183400727" calcext:value-type="float">
            <text:p>14.621183400727</text:p>
          </table:table-cell>
          <table:table-cell table:formula="of:=SQRT(SUMPRODUCT(([.O51]-[.O40:.O50])^2;[.C2:.C12]))" office:value-type="float" office:value="17.8058192532407" calcext:value-type="float">
            <text:p>17.8058192532407</text:p>
          </table:table-cell>
          <table:table-cell table:formula="of:=SUMPRODUCT([.Q40:.Q50];[.C2:.C12])" office:value-type="float" office:value="14.6840281535418" calcext:value-type="float">
            <text:p>14.6840281535418</text:p>
          </table:table-cell>
          <table:table-cell table:formula="of:=SQRT(SUMPRODUCT(([.Q51]-[.Q40:.Q50])^2;[.C2:.C12]))" office:value-type="float" office:value="17.8086885115365" calcext:value-type="float">
            <text:p>17.80868851153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jkstra</text:p>
          </table:table-cell>
          <table:table-cell office:value-type="float" office:value="4620225" calcext:value-type="float">
            <text:p>4620225</text:p>
          </table:table-cell>
          <table:table-cell office:value-type="float" office:value="590277" calcext:value-type="float">
            <text:p>590277</text:p>
          </table:table-cell>
          <table:table-cell office:value-type="float" office:value="2853" calcext:value-type="float">
            <text:p>2853</text:p>
          </table:table-cell>
          <table:table-cell office:value-type="float" office:value="744300" calcext:value-type="float">
            <text:p>744300</text:p>
          </table:table-cell>
          <table:table-cell office:value-type="float" office:value="1016" calcext:value-type="float">
            <text:p>1016</text:p>
          </table:table-cell>
          <table:table-cell/>
          <table:table-cell table:formula="of:=[.B52]/[.B7]" office:value-type="float" office:value="1.23750866816535" calcext:value-type="float">
            <text:p>1.23750866816535</text:p>
          </table:table-cell>
          <table:table-cell table:formula="of:=[.D52]/([.B7]/1000)" office:value-type="float" office:value="0.764164565638201" calcext:value-type="float">
            <text:p>0.764164565638201</text:p>
          </table:table-cell>
          <table:table-cell table:formula="of:=[.E52]/([.B7]/1000)" office:value-type="float" office:value="199.357758922016" calcext:value-type="float">
            <text:p>199.357758922016</text:p>
          </table:table-cell>
          <table:table-cell table:formula="of:=([.F52]/(2^10))*100" office:value-type="float" office:value="99.21875" calcext:value-type="float">
            <text:p>99.218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tricia</text:p>
          </table:table-cell>
          <table:table-cell office:value-type="float" office:value="201592" calcext:value-type="float">
            <text:p>201592</text:p>
          </table:table-cell>
          <table:table-cell office:value-type="float" office:value="22282" calcext:value-type="float">
            <text:p>22282</text:p>
          </table:table-cell>
          <table:table-cell office:value-type="float" office:value="2796" calcext:value-type="float">
            <text:p>2796</text:p>
          </table:table-cell>
          <table:table-cell office:value-type="float" office:value="38459" calcext:value-type="float">
            <text:p>38459</text:p>
          </table:table-cell>
          <table:table-cell office:value-type="float" office:value="957" calcext:value-type="float">
            <text:p>957</text:p>
          </table:table-cell>
          <table:table-cell/>
          <table:table-cell table:formula="of:=[.B53]/[.B8]" office:value-type="float" office:value="1.5546301437473" calcext:value-type="float">
            <text:p>1.5546301437473</text:p>
          </table:table-cell>
          <table:table-cell table:formula="of:=[.D53]/([.B8]/1000)" office:value-type="float" office:value="21.5620951323339" calcext:value-type="float">
            <text:p>21.5620951323339</text:p>
          </table:table-cell>
          <table:table-cell table:formula="of:=[.E53]/([.B8]/1000)" office:value-type="float" office:value="296.586772780554" calcext:value-type="float">
            <text:p>296.586772780554</text:p>
          </table:table-cell>
          <table:table-cell table:formula="of:=([.F53]/(2^10))*100" office:value-type="float" office:value="93.45703125" calcext:value-type="float">
            <text:p>93.457031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cojpeg</text:p>
          </table:table-cell>
          <table:table-cell office:value-type="float" office:value="3510247" calcext:value-type="float">
            <text:p>3510247</text:p>
          </table:table-cell>
          <table:table-cell office:value-type="float" office:value="223746" calcext:value-type="float">
            <text:p>223746</text:p>
          </table:table-cell>
          <table:table-cell office:value-type="float" office:value="28950" calcext:value-type="float">
            <text:p>28950</text:p>
          </table:table-cell>
          <table:table-cell office:value-type="float" office:value="541165" calcext:value-type="float">
            <text:p>541165</text:p>
          </table:table-cell>
          <table:table-cell office:value-type="float" office:value="998" calcext:value-type="float">
            <text:p>998</text:p>
          </table:table-cell>
          <table:table-cell/>
          <table:table-cell table:formula="of:=[.B54]/[.B9]" office:value-type="float" office:value="1.14518711073311" calcext:value-type="float">
            <text:p>1.14518711073311</text:p>
          </table:table-cell>
          <table:table-cell table:formula="of:=[.D54]/([.B9]/1000)" office:value-type="float" office:value="9.44468205676792" calcext:value-type="float">
            <text:p>9.44468205676792</text:p>
          </table:table-cell>
          <table:table-cell table:formula="of:=[.E54]/([.B9]/1000)" office:value-type="float" office:value="176.55030622628" calcext:value-type="float">
            <text:p>176.55030622628</text:p>
          </table:table-cell>
          <table:table-cell table:formula="of:=([.F54]/(2^10))*100" office:value-type="float" office:value="97.4609375" calcext:value-type="float">
            <text:p>97.46093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sort</text:p>
          </table:table-cell>
          <table:table-cell office:value-type="float" office:value="296449" calcext:value-type="float">
            <text:p>296449</text:p>
          </table:table-cell>
          <table:table-cell office:value-type="float" office:value="24494" calcext:value-type="float">
            <text:p>24494</text:p>
          </table:table-cell>
          <table:table-cell office:value-type="float" office:value="6634" calcext:value-type="float">
            <text:p>6634</text:p>
          </table:table-cell>
          <table:table-cell office:value-type="float" office:value="57996" calcext:value-type="float">
            <text:p>57996</text:p>
          </table:table-cell>
          <table:table-cell office:value-type="float" office:value="943" calcext:value-type="float">
            <text:p>943</text:p>
          </table:table-cell>
          <table:table-cell/>
          <table:table-cell table:formula="of:=[.B55]/[.B10]" office:value-type="float" office:value="2.41097773223377" calcext:value-type="float">
            <text:p>2.41097773223377</text:p>
          </table:table-cell>
          <table:table-cell table:formula="of:=[.D55]/([.B10]/1000)" office:value-type="float" office:value="53.9533824557979" calcext:value-type="float">
            <text:p>53.9533824557979</text:p>
          </table:table-cell>
          <table:table-cell table:formula="of:=[.E55]/([.B10]/1000)" office:value-type="float" office:value="471.67325428195" calcext:value-type="float">
            <text:p>471.67325428195</text:p>
          </table:table-cell>
          <table:table-cell table:formula="of:=([.F55]/(2^10))*100" office:value-type="float" office:value="92.08984375" calcext:value-type="float">
            <text:p>92.089843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c4</text:p>
          </table:table-cell>
          <table:table-cell office:value-type="float" office:value="104853" calcext:value-type="float">
            <text:p>104853</text:p>
          </table:table-cell>
          <table:table-cell office:value-type="float" office:value="9218" calcext:value-type="float">
            <text:p>9218</text:p>
          </table:table-cell>
          <table:table-cell office:value-type="float" office:value="8" calcext:value-type="float">
            <text:p>8</text:p>
          </table:table-cell>
          <table:table-cell office:value-type="float" office:value="9287" calcext:value-type="float">
            <text:p>9287</text:p>
          </table:table-cell>
          <table:table-cell office:value-type="float" office:value="998" calcext:value-type="float">
            <text:p>998</text:p>
          </table:table-cell>
          <table:table-cell/>
          <table:table-cell table:formula="of:=[.B56]/[.B11]" office:value-type="float" office:value="0.733094219313701" calcext:value-type="float">
            <text:p>0.733094219313701</text:p>
          </table:table-cell>
          <table:table-cell table:formula="of:=[.D56]/([.B11]/1000)" office:value-type="float" office:value="0.0559331040076069" calcext:value-type="float">
            <text:p>0.0559331040076069</text:p>
          </table:table-cell>
          <table:table-cell table:formula="of:=[.E56]/([.B11]/1000)" office:value-type="float" office:value="64.9313421148307" calcext:value-type="float">
            <text:p>64.9313421148307</text:p>
          </table:table-cell>
          <table:table-cell table:formula="of:=([.F56]/(2^10))*100" office:value-type="float" office:value="97.4609375" calcext:value-type="float">
            <text:p>97.46093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ha</text:p>
          </table:table-cell>
          <table:table-cell office:value-type="float" office:value="1857469" calcext:value-type="float">
            <text:p>1857469</text:p>
          </table:table-cell>
          <table:table-cell office:value-type="float" office:value="185364" calcext:value-type="float">
            <text:p>185364</text:p>
          </table:table-cell>
          <table:table-cell office:value-type="float" office:value="5645" calcext:value-type="float">
            <text:p>5645</text:p>
          </table:table-cell>
          <table:table-cell office:value-type="float" office:value="207481" calcext:value-type="float">
            <text:p>207481</text:p>
          </table:table-cell>
          <table:table-cell office:value-type="float" office:value="1002" calcext:value-type="float">
            <text:p>1002</text:p>
          </table:table-cell>
          <table:table-cell/>
          <table:table-cell table:formula="of:=[.B57]/[.B12]" office:value-type="float" office:value="0.870413325535799" calcext:value-type="float">
            <text:p>0.870413325535799</text:p>
          </table:table-cell>
          <table:table-cell table:formula="of:=[.D57]/([.B12]/1000)" office:value-type="float" office:value="2.64525718741448" calcext:value-type="float">
            <text:p>2.64525718741448</text:p>
          </table:table-cell>
          <table:table-cell table:formula="of:=[.E57]/([.B12]/1000)" office:value-type="float" office:value="97.2259710366597" calcext:value-type="float">
            <text:p>97.2259710366597</text:p>
          </table:table-cell>
          <table:table-cell table:formula="of:=([.F57]/(2^10))*100" office:value-type="float" office:value="97.8515625" calcext:value-type="float">
            <text:p>97.85156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ighted average</text:p>
          </table:table-cell>
          <table:table-cell table:number-columns-repeated="6"/>
          <table:table-cell table:formula="of:=SUMPRODUCT([.S21:.S31];[.C2:.C12])" office:value-type="float" office:value="1.28719285194253" calcext:value-type="float">
            <text:p>1.28719285194253</text:p>
          </table:table-cell>
          <table:table-cell table:formula="of:=SUMPRODUCT([.I47:.I57];[.C2:.C12])" office:value-type="float" office:value="16.5455940950435" calcext:value-type="float">
            <text:p>16.5455940950435</text:p>
          </table:table-cell>
          <table:table-cell table:formula="of:=SUMPRODUCT([.Q65:.Q75];[.C2:.C12])" office:value-type="float" office:value="219.861664405844" calcext:value-type="float">
            <text:p>219.861664405844</text:p>
          </table:table-cell>
          <table:table-cell table:formula="of:=SUMPRODUCT([.O90:.O100];[.C2:.C12])" office:value-type="float" office:value="97.5475000984431" calcext:value-type="float">
            <text:p>97.5475000984431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myBdp_myNap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dpcm_decode</text:p>
          </table:table-cell>
          <table:table-cell office:value-type="float" office:value="6188286" calcext:value-type="float">
            <text:p>6188286</text:p>
          </table:table-cell>
          <table:table-cell office:value-type="float" office:value="721699" calcext:value-type="float">
            <text:p>721699</text:p>
          </table:table-cell>
          <table:table-cell office:value-type="float" office:value="171832" calcext:value-type="float">
            <text:p>171832</text:p>
          </table:table-cell>
          <table:table-cell office:value-type="float" office:value="1379616" calcext:value-type="float">
            <text:p>1379616</text:p>
          </table:table-cell>
          <table:table-cell office:value-type="float" office:value="985" calcext:value-type="float">
            <text:p>985</text:p>
          </table:table-cell>
          <table:table-cell/>
          <table:table-cell table:formula="of:=[.B60]/[.B2]" office:value-type="float" office:value="1.9206016282771" calcext:value-type="float">
            <text:p>1.9206016282771</text:p>
          </table:table-cell>
          <table:table-cell table:formula="of:=[.D60]/([.B2]/1000)" office:value-type="float" office:value="53.3299235022607" calcext:value-type="float">
            <text:p>53.3299235022607</text:p>
          </table:table-cell>
          <table:table-cell table:formula="of:=[.E60]/([.B2]/1000)" office:value-type="float" office:value="428.178777774191" calcext:value-type="float">
            <text:p>428.1787777741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pcm_encode</text:p>
          </table:table-cell>
          <table:table-cell office:value-type="float" office:value="6149563" calcext:value-type="float">
            <text:p>6149563</text:p>
          </table:table-cell>
          <table:table-cell office:value-type="float" office:value="722824" calcext:value-type="float">
            <text:p>722824</text:p>
          </table:table-cell>
          <table:table-cell office:value-type="float" office:value="120424" calcext:value-type="float">
            <text:p>120424</text:p>
          </table:table-cell>
          <table:table-cell office:value-type="float" office:value="1366441" calcext:value-type="float">
            <text:p>1366441</text:p>
          </table:table-cell>
          <table:table-cell office:value-type="float" office:value="996" calcext:value-type="float">
            <text:p>996</text:p>
          </table:table-cell>
          <table:table-cell/>
          <table:table-cell table:formula="of:=[.B61]/[.B3]" office:value-type="float" office:value="1.83015355037818" calcext:value-type="float">
            <text:p>1.83015355037818</text:p>
          </table:table-cell>
          <table:table-cell table:formula="of:=[.D61]/([.B3]/1000)" office:value-type="float" office:value="35.8390362291991" calcext:value-type="float">
            <text:p>35.8390362291991</text:p>
          </table:table-cell>
          <table:table-cell table:formula="of:=[.E61]/([.B3]/1000)" office:value-type="float" office:value="406.662529928113" calcext:value-type="float">
            <text:p>406.6625299281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es</text:p>
          </table:table-cell>
          <table:table-cell office:value-type="float" office:value="94439" calcext:value-type="float">
            <text:p>94439</text:p>
          </table:table-cell>
          <table:table-cell office:value-type="float" office:value="7897" calcext:value-type="float">
            <text:p>7897</text:p>
          </table:table-cell>
          <table:table-cell office:value-type="float" office:value="1028" calcext:value-type="float">
            <text:p>1028</text:p>
          </table:table-cell>
          <table:table-cell office:value-type="float" office:value="8600" calcext:value-type="float">
            <text:p>8600</text:p>
          </table:table-cell>
          <table:table-cell office:value-type="float" office:value="1003" calcext:value-type="float">
            <text:p>1003</text:p>
          </table:table-cell>
          <table:table-cell/>
          <table:table-cell table:formula="of:=[.B62]/[.B4]" office:value-type="float" office:value="0.894740831272679" calcext:value-type="float">
            <text:p>0.894740831272679</text:p>
          </table:table-cell>
          <table:table-cell table:formula="of:=[.D62]/([.B4]/1000)" office:value-type="float" office:value="9.73955224587632" calcext:value-type="float">
            <text:p>9.73955224587632</text:p>
          </table:table-cell>
          <table:table-cell table:formula="of:=[.E62]/([.B4]/1000)" office:value-type="float" office:value="81.4787444693934" calcext:value-type="float">
            <text:p>81.47874446939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itcount</text:p>
          </table:table-cell>
          <table:table-cell office:value-type="float" office:value="3573053" calcext:value-type="float">
            <text:p>3573053</text:p>
          </table:table-cell>
          <table:table-cell office:value-type="float" office:value="622990" calcext:value-type="float">
            <text:p>622990</text:p>
          </table:table-cell>
          <table:table-cell office:value-type="float" office:value="23411" calcext:value-type="float">
            <text:p>23411</text:p>
          </table:table-cell>
          <table:table-cell office:value-type="float" office:value="298737" calcext:value-type="float">
            <text:p>298737</text:p>
          </table:table-cell>
          <table:table-cell office:value-type="float" office:value="990" calcext:value-type="float">
            <text:p>990</text:p>
          </table:table-cell>
          <table:table-cell/>
          <table:table-cell table:formula="of:=[.B63]/[.B5]" office:value-type="float" office:value="0.978212441155495" calcext:value-type="float">
            <text:p>0.978212441155495</text:p>
          </table:table-cell>
          <table:table-cell table:formula="of:=[.D63]/([.B5]/1000)" office:value-type="float" office:value="6.40934558202503" calcext:value-type="float">
            <text:p>6.40934558202503</text:p>
          </table:table-cell>
          <table:table-cell table:formula="of:=[.E63]/([.B5]/1000)" office:value-type="float" office:value="81.7867101421303" calcext:value-type="float">
            <text:p>81.7867101421303</text:p>
          </table:table-cell>
          <table:table-cell table:number-columns-repeated="3"/>
          <table:table-cell office:value-type="string" calcext:value-type="string">
            <text:p>NAP MPK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owfish</text:p>
          </table:table-cell>
          <table:table-cell office:value-type="float" office:value="1722992" calcext:value-type="float">
            <text:p>1722992</text:p>
          </table:table-cell>
          <table:table-cell office:value-type="float" office:value="78234" calcext:value-type="float">
            <text:p>78234</text:p>
          </table:table-cell>
          <table:table-cell office:value-type="float" office:value="4665" calcext:value-type="float">
            <text:p>4665</text:p>
          </table:table-cell>
          <table:table-cell office:value-type="float" office:value="174116" calcext:value-type="float">
            <text:p>174116</text:p>
          </table:table-cell>
          <table:table-cell office:value-type="float" office:value="1012" calcext:value-type="float">
            <text:p>1012</text:p>
          </table:table-cell>
          <table:table-cell/>
          <table:table-cell table:formula="of:=[.B64]/[.B6]" office:value-type="float" office:value="0.727096562923052" calcext:value-type="float">
            <text:p>0.727096562923052</text:p>
          </table:table-cell>
          <table:table-cell table:formula="of:=[.D64]/([.B6]/1000)" office:value-type="float" office:value="1.96861358963712" calcext:value-type="float">
            <text:p>1.96861358963712</text:p>
          </table:table-cell>
          <table:table-cell table:formula="of:=[.E64]/([.B6]/1000)" office:value-type="float" office:value="73.4763395012339" calcext:value-type="float">
            <text:p>73.4763395012339</text:p>
          </table:table-cell>
          <table:table-cell table:number-columns-repeated="3"/>
          <table:table-cell office:value-type="string" calcext:value-type="string">
            <text:p>Benchmark</text:p>
          </table:table-cell>
          <table:table-cell office:value-type="string" calcext:value-type="string">
            <text:p>Original BDP, original NAP</text:p>
          </table:table-cell>
          <table:table-cell office:value-type="string" calcext:value-type="string">
            <text:p>Std. Dev.</text:p>
          </table:table-cell>
          <table:table-cell office:value-type="string" calcext:value-type="string">
            <text:p>Original BDP, my NAP </text:p>
          </table:table-cell>
          <table:table-cell office:value-type="string" calcext:value-type="string">
            <text:p>Std. Dev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jkstra</text:p>
          </table:table-cell>
          <table:table-cell office:value-type="float" office:value="4635263" calcext:value-type="float">
            <text:p>4635263</text:p>
          </table:table-cell>
          <table:table-cell office:value-type="float" office:value="590265" calcext:value-type="float">
            <text:p>590265</text:p>
          </table:table-cell>
          <table:table-cell office:value-type="float" office:value="2859" calcext:value-type="float">
            <text:p>2859</text:p>
          </table:table-cell>
          <table:table-cell office:value-type="float" office:value="748160" calcext:value-type="float">
            <text:p>748160</text:p>
          </table:table-cell>
          <table:table-cell office:value-type="float" office:value="1016" calcext:value-type="float">
            <text:p>1016</text:p>
          </table:table-cell>
          <table:table-cell/>
          <table:table-cell table:formula="of:=[.B65]/[.B7]" office:value-type="float" office:value="1.24153653593194" calcext:value-type="float">
            <text:p>1.24153653593194</text:p>
          </table:table-cell>
          <table:table-cell table:formula="of:=[.D65]/([.B7]/1000)" office:value-type="float" office:value="0.76577164148602" calcext:value-type="float">
            <text:p>0.76577164148602</text:p>
          </table:table-cell>
          <table:table-cell table:formula="of:=[.E65]/([.B7]/1000)" office:value-type="float" office:value="200.391644384114" calcext:value-type="float">
            <text:p>200.391644384114</text:p>
          </table:table-cell>
          <table:table-cell table:number-columns-repeated="3"/>
          <table:table-cell office:value-type="string" calcext:value-type="string">
            <text:p>adpcm_decode</text:p>
          </table:table-cell>
          <table:table-cell table:formula="of:=[.E21]/([.B2]/1000)" office:value-type="float" office:value="75.2941600021849" calcext:value-type="float">
            <text:p>75.2941600021849</text:p>
          </table:table-cell>
          <table:table-cell/>
          <table:table-cell table:formula="of:=[.E47]/([.B2]/1000)" office:value-type="float" office:value="428.871813525277" calcext:value-type="float">
            <text:p>428.8718135252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tricia</text:p>
          </table:table-cell>
          <table:table-cell office:value-type="float" office:value="194454" calcext:value-type="float">
            <text:p>194454</text:p>
          </table:table-cell>
          <table:table-cell office:value-type="float" office:value="22413" calcext:value-type="float">
            <text:p>22413</text:p>
          </table:table-cell>
          <table:table-cell office:value-type="float" office:value="2772" calcext:value-type="float">
            <text:p>2772</text:p>
          </table:table-cell>
          <table:table-cell office:value-type="float" office:value="34016" calcext:value-type="float">
            <text:p>34016</text:p>
          </table:table-cell>
          <table:table-cell office:value-type="float" office:value="957" calcext:value-type="float">
            <text:p>957</text:p>
          </table:table-cell>
          <table:table-cell/>
          <table:table-cell table:formula="of:=[.B66]/[.B8]" office:value-type="float" office:value="1.49958356468629" calcext:value-type="float">
            <text:p>1.49958356468629</text:p>
          </table:table-cell>
          <table:table-cell table:formula="of:=[.D66]/([.B8]/1000)" office:value-type="float" office:value="21.377012770683" calcext:value-type="float">
            <text:p>21.377012770683</text:p>
          </table:table-cell>
          <table:table-cell table:formula="of:=[.E66]/([.B8]/1000)" office:value-type="float" office:value="262.323400579925" calcext:value-type="float">
            <text:p>262.323400579925</text:p>
          </table:table-cell>
          <table:table-cell table:number-columns-repeated="3"/>
          <table:table-cell office:value-type="string" calcext:value-type="string">
            <text:p>adpcm_encode</text:p>
          </table:table-cell>
          <table:table-cell table:formula="of:=[.E22]/([.B3]/1000)" office:value-type="float" office:value="78.3724463451617" calcext:value-type="float">
            <text:p>78.3724463451617</text:p>
          </table:table-cell>
          <table:table-cell/>
          <table:table-cell table:formula="of:=[.E48]/([.B3]/1000)" office:value-type="float" office:value="410.213280121186" calcext:value-type="float">
            <text:p>410.2132801211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cojpeg</text:p>
          </table:table-cell>
          <table:table-cell office:value-type="float" office:value="3490550" calcext:value-type="float">
            <text:p>3490550</text:p>
          </table:table-cell>
          <table:table-cell office:value-type="float" office:value="223751" calcext:value-type="float">
            <text:p>223751</text:p>
          </table:table-cell>
          <table:table-cell office:value-type="float" office:value="29218" calcext:value-type="float">
            <text:p>29218</text:p>
          </table:table-cell>
          <table:table-cell office:value-type="float" office:value="529053" calcext:value-type="float">
            <text:p>529053</text:p>
          </table:table-cell>
          <table:table-cell office:value-type="float" office:value="998" calcext:value-type="float">
            <text:p>998</text:p>
          </table:table-cell>
          <table:table-cell/>
          <table:table-cell table:formula="of:=[.B67]/[.B9]" office:value-type="float" office:value="1.13876113828156" calcext:value-type="float">
            <text:p>1.13876113828156</text:p>
          </table:table-cell>
          <table:table-cell table:formula="of:=[.D67]/([.B9]/1000)" office:value-type="float" office:value="9.53211469204301" calcext:value-type="float">
            <text:p>9.53211469204301</text:p>
          </table:table-cell>
          <table:table-cell table:formula="of:=[.E67]/([.B9]/1000)" office:value-type="float" office:value="172.598873097728" calcext:value-type="float">
            <text:p>172.598873097728</text:p>
          </table:table-cell>
          <table:table-cell table:number-columns-repeated="3"/>
          <table:table-cell office:value-type="string" calcext:value-type="string">
            <text:p>aes</text:p>
          </table:table-cell>
          <table:table-cell table:formula="of:=[.E23]/([.B4]/1000)" office:value-type="float" office:value="31.6345962538726" calcext:value-type="float">
            <text:p>31.6345962538726</text:p>
          </table:table-cell>
          <table:table-cell/>
          <table:table-cell table:formula="of:=[.E49]/([.B4]/1000)" office:value-type="float" office:value="82.4261717306654" calcext:value-type="float">
            <text:p>82.42617173066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sort</text:p>
          </table:table-cell>
          <table:table-cell office:value-type="float" office:value="286892" calcext:value-type="float">
            <text:p>286892</text:p>
          </table:table-cell>
          <table:table-cell office:value-type="float" office:value="24647" calcext:value-type="float">
            <text:p>24647</text:p>
          </table:table-cell>
          <table:table-cell office:value-type="float" office:value="6986" calcext:value-type="float">
            <text:p>6986</text:p>
          </table:table-cell>
          <table:table-cell office:value-type="float" office:value="51842" calcext:value-type="float">
            <text:p>51842</text:p>
          </table:table-cell>
          <table:table-cell office:value-type="float" office:value="943" calcext:value-type="float">
            <text:p>943</text:p>
          </table:table-cell>
          <table:table-cell/>
          <table:table-cell table:formula="of:=[.B68]/[.B10]" office:value-type="float" office:value="2.33325200474959" calcext:value-type="float">
            <text:p>2.33325200474959</text:p>
          </table:table-cell>
          <table:table-cell table:formula="of:=[.D68]/([.B10]/1000)" office:value-type="float" office:value="56.8161486035882" calcext:value-type="float">
            <text:p>56.8161486035882</text:p>
          </table:table-cell>
          <table:table-cell table:formula="of:=[.E68]/([.B10]/1000)" office:value-type="float" office:value="421.623643845866" calcext:value-type="float">
            <text:p>421.623643845866</text:p>
          </table:table-cell>
          <table:table-cell table:number-columns-repeated="3"/>
          <table:table-cell office:value-type="string" calcext:value-type="string">
            <text:p>bitcount</text:p>
          </table:table-cell>
          <table:table-cell table:formula="of:=[.E24]/([.B5]/1000)" office:value-type="float" office:value="16.9348976834532" calcext:value-type="float">
            <text:p>16.9348976834532</text:p>
          </table:table-cell>
          <table:table-cell/>
          <table:table-cell table:formula="of:=[.E50]/([.B5]/1000)" office:value-type="float" office:value="77.4074058864354" calcext:value-type="float">
            <text:p>77.40740588643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c4</text:p>
          </table:table-cell>
          <table:table-cell office:value-type="float" office:value="107686" calcext:value-type="float">
            <text:p>107686</text:p>
          </table:table-cell>
          <table:table-cell office:value-type="float" office:value="9240" calcext:value-type="float">
            <text:p>9240</text:p>
          </table:table-cell>
          <table:table-cell office:value-type="float" office:value="123" calcext:value-type="float">
            <text:p>123</text:p>
          </table:table-cell>
          <table:table-cell office:value-type="float" office:value="9947" calcext:value-type="float">
            <text:p>9947</text:p>
          </table:table-cell>
          <table:table-cell office:value-type="float" office:value="998" calcext:value-type="float">
            <text:p>998</text:p>
          </table:table-cell>
          <table:table-cell/>
          <table:table-cell table:formula="of:=[.B69]/[.B11]" office:value-type="float" office:value="0.752901529770395" calcext:value-type="float">
            <text:p>0.752901529770395</text:p>
          </table:table-cell>
          <table:table-cell table:formula="of:=[.D69]/([.B11]/1000)" office:value-type="float" office:value="0.859971474116956" calcext:value-type="float">
            <text:p>0.859971474116956</text:p>
          </table:table-cell>
          <table:table-cell table:formula="of:=[.E69]/([.B11]/1000)" office:value-type="float" office:value="69.5458231954582" calcext:value-type="float">
            <text:p>69.5458231954582</text:p>
          </table:table-cell>
          <table:table-cell table:number-columns-repeated="3"/>
          <table:table-cell office:value-type="string" calcext:value-type="string">
            <text:p>blowfish</text:p>
          </table:table-cell>
          <table:table-cell table:formula="of:=[.E25]/([.B6]/1000)" office:value-type="float" office:value="2.01376721323651" calcext:value-type="float">
            <text:p>2.01376721323651</text:p>
          </table:table-cell>
          <table:table-cell/>
          <table:table-cell table:formula="of:=[.E51]/([.B6]/1000)" office:value-type="float" office:value="82.3133678357657" calcext:value-type="float">
            <text:p>82.31336783576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</text:p>
          </table:table-cell>
          <table:table-cell office:value-type="float" office:value="1865408" calcext:value-type="float">
            <text:p>1865408</text:p>
          </table:table-cell>
          <table:table-cell office:value-type="float" office:value="185364" calcext:value-type="float">
            <text:p>185364</text:p>
          </table:table-cell>
          <table:table-cell office:value-type="float" office:value="5805" calcext:value-type="float">
            <text:p>5805</text:p>
          </table:table-cell>
          <table:table-cell office:value-type="float" office:value="207974" calcext:value-type="float">
            <text:p>207974</text:p>
          </table:table-cell>
          <table:table-cell office:value-type="float" office:value="1002" calcext:value-type="float">
            <text:p>1002</text:p>
          </table:table-cell>
          <table:table-cell/>
          <table:table-cell table:formula="of:=[.B70]/[.B12]" office:value-type="float" office:value="0.874133555263148" calcext:value-type="float">
            <text:p>0.874133555263148</text:p>
          </table:table-cell>
          <table:table-cell table:formula="of:=[.D70]/([.B12]/1000)" office:value-type="float" office:value="2.72023347616316" calcext:value-type="float">
            <text:p>2.72023347616316</text:p>
          </table:table-cell>
          <table:table-cell table:formula="of:=[.E70]/([.B12]/1000)" office:value-type="float" office:value="97.4569917263665" calcext:value-type="float">
            <text:p>97.4569917263665</text:p>
          </table:table-cell>
          <table:table-cell table:number-columns-repeated="3"/>
          <table:table-cell office:value-type="string" calcext:value-type="string">
            <text:p>dijkstra</text:p>
          </table:table-cell>
          <table:table-cell table:formula="of:=[.E26]/([.B7]/1000)" office:value-type="float" office:value="0.796841774543865" calcext:value-type="float">
            <text:p>0.796841774543865</text:p>
          </table:table-cell>
          <table:table-cell/>
          <table:table-cell table:formula="of:=[.E52]/([.B7]/1000)" office:value-type="float" office:value="199.357758922016" calcext:value-type="float">
            <text:p>199.3577589220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ighted average</text:p>
          </table:table-cell>
          <table:table-cell table:number-columns-repeated="6"/>
          <table:table-cell table:formula="of:=SUMPRODUCT([.H60:.H70];[.C2:.C12])" office:value-type="float" office:value="1.28450981206243" calcext:value-type="float">
            <text:p>1.28450981206243</text:p>
          </table:table-cell>
          <table:table-cell table:formula="of:=SUMPRODUCT([.I60:.I70];[.C2:.C12])" office:value-type="float" office:value="16.749056818236" calcext:value-type="float">
            <text:p>16.749056818236</text:p>
          </table:table-cell>
          <table:table-cell table:formula="of:=SUMPRODUCT([.J60:.J70];[.C2:.C12])" office:value-type="float" office:value="218.187089963511" calcext:value-type="float">
            <text:p>218.187089963511</text:p>
          </table:table-cell>
          <table:table-cell table:number-columns-repeated="3"/>
          <table:table-cell office:value-type="string" calcext:value-type="string">
            <text:p>patricia</text:p>
          </table:table-cell>
          <table:table-cell table:formula="of:=[.E27]/([.B8]/1000)" office:value-type="float" office:value="57.1441791597261" calcext:value-type="float">
            <text:p>57.1441791597261</text:p>
          </table:table-cell>
          <table:table-cell/>
          <table:table-cell table:formula="of:=[.E53]/([.B8]/1000)" office:value-type="float" office:value="296.586772780554" calcext:value-type="float">
            <text:p>296.586772780554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picojpeg</text:p>
          </table:table-cell>
          <table:table-cell table:formula="of:=[.E28]/([.B9]/1000)" office:value-type="float" office:value="24.741804576968" calcext:value-type="float">
            <text:p>24.741804576968</text:p>
          </table:table-cell>
          <table:table-cell/>
          <table:table-cell table:formula="of:=[.E54]/([.B9]/1000)" office:value-type="float" office:value="176.55030622628" calcext:value-type="float">
            <text:p>176.55030622628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qsort</text:p>
          </table:table-cell>
          <table:table-cell table:formula="of:=[.E29]/([.B10]/1000)" office:value-type="float" office:value="124.92070463085" calcext:value-type="float">
            <text:p>124.92070463085</text:p>
          </table:table-cell>
          <table:table-cell/>
          <table:table-cell table:formula="of:=[.E55]/([.B10]/1000)" office:value-type="float" office:value="471.67325428195" calcext:value-type="float">
            <text:p>471.67325428195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rc4</text:p>
          </table:table-cell>
          <table:table-cell table:formula="of:=[.E30]/([.B11]/1000)" office:value-type="float" office:value="0.181782588024722" calcext:value-type="float">
            <text:p>0.181782588024722</text:p>
          </table:table-cell>
          <table:table-cell/>
          <table:table-cell table:formula="of:=[.E56]/([.B11]/1000)" office:value-type="float" office:value="64.9313421148307" calcext:value-type="float">
            <text:p>64.931342114830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TGS</text:p>
          </table:table-cell>
          <table:table-cell table:number-columns-repeated="12"/>
          <table:table-cell office:value-type="string" calcext:value-type="string">
            <text:p>sha</text:p>
          </table:table-cell>
          <table:table-cell table:formula="of:=[.E31]/([.B12]/1000)" office:value-type="float" office:value="5.24740300879847" calcext:value-type="float">
            <text:p>5.24740300879847</text:p>
          </table:table-cell>
          <table:table-cell/>
          <table:table-cell table:formula="of:=[.E57]/([.B12]/1000)" office:value-type="float" office:value="97.2259710366597" calcext:value-type="float">
            <text:p>97.2259710366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pcm_decode</text:p>
          </table:table-cell>
          <table:table-cell office:value-type="float" office:value="3608685" calcext:value-type="float">
            <text:p>3608685</text:p>
          </table:table-cell>
          <table:table-cell office:value-type="float" office:value="723098" calcext:value-type="float">
            <text:p>723098</text:p>
          </table:table-cell>
          <table:table-cell office:value-type="float" office:value="172133" calcext:value-type="float">
            <text:p>172133</text:p>
          </table:table-cell>
          <table:table-cell office:value-type="float" office:value="228415" calcext:value-type="float">
            <text:p>228415</text:p>
          </table:table-cell>
          <table:table-cell table:number-columns-repeated="2"/>
          <table:table-cell table:formula="of:=[.B76]/[.B2]" office:value-type="float" office:value="1.11999450040595" calcext:value-type="float">
            <text:p>1.11999450040595</text:p>
          </table:table-cell>
          <table:table-cell table:formula="of:=[.D76]/([.B2]/1000)" office:value-type="float" office:value="53.423342114476" calcext:value-type="float">
            <text:p>53.423342114476</text:p>
          </table:table-cell>
          <table:table-cell table:formula="of:=[.E76]/([.B2]/1000)" office:value-type="float" office:value="70.8910707945486" calcext:value-type="float">
            <text:p>70.8910707945486</text:p>
          </table:table-cell>
          <table:table-cell table:number-columns-repeated="3"/>
          <table:table-cell office:value-type="string" calcext:value-type="string">
            <text:p>Weighted average</text:p>
          </table:table-cell>
          <table:table-cell table:formula="of:=SUMPRODUCT([.O142:.O152];[.C2:.C12])" office:value-type="float" office:value="31.2508578762512" calcext:value-type="float">
            <text:p>31.2508578762512</text:p>
          </table:table-cell>
          <table:table-cell table:formula="of:=SQRT(SUMPRODUCT(([.O153]-[.O142:.O152])^2;[.C2:.C12]))" office:value-type="float" office:value="32.1819422193834" calcext:value-type="float">
            <text:p>32.1819422193834</text:p>
          </table:table-cell>
          <table:table-cell table:formula="of:=SUMPRODUCT([.Q65:.Q75];[.C2:.C12])" office:value-type="float" office:value="219.861664405844" calcext:value-type="float">
            <text:p>219.861664405844</text:p>
          </table:table-cell>
          <table:table-cell table:formula="of:=SQRT(SUMPRODUCT(([.Q76]-[.Q65:.Q75])^2;[.C2:.C12]))" office:value-type="float" office:value="140.470971945865" calcext:value-type="float">
            <text:p>140.4709719458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pcm_encode</text:p>
          </table:table-cell>
          <table:table-cell office:value-type="float" office:value="3098027" calcext:value-type="float">
            <text:p>3098027</text:p>
          </table:table-cell>
          <table:table-cell office:value-type="float" office:value="730587" calcext:value-type="float">
            <text:p>730587</text:p>
          </table:table-cell>
          <table:table-cell office:value-type="float" office:value="81643" calcext:value-type="float">
            <text:p>81643</text:p>
          </table:table-cell>
          <table:table-cell office:value-type="float" office:value="234247" calcext:value-type="float">
            <text:p>234247</text:p>
          </table:table-cell>
          <table:table-cell table:number-columns-repeated="2"/>
          <table:table-cell table:formula="of:=[.B77]/[.B3]" office:value-type="float" office:value="0.921994800804134" calcext:value-type="float">
            <text:p>0.921994800804134</text:p>
          </table:table-cell>
          <table:table-cell table:formula="of:=[.D77]/([.B3]/1000)" office:value-type="float" office:value="24.2975356644897" calcext:value-type="float">
            <text:p>24.2975356644897</text:p>
          </table:table-cell>
          <table:table-cell table:formula="of:=[.E77]/([.B3]/1000)" office:value-type="float" office:value="69.7135680560454" calcext:value-type="float">
            <text:p>69.71356805604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es</text:p>
          </table:table-cell>
          <table:table-cell office:value-type="float" office:value="78247" calcext:value-type="float">
            <text:p>78247</text:p>
          </table:table-cell>
          <table:table-cell office:value-type="float" office:value="7898" calcext:value-type="float">
            <text:p>7898</text:p>
          </table:table-cell>
          <table:table-cell office:value-type="float" office:value="716" calcext:value-type="float">
            <text:p>716</text:p>
          </table:table-cell>
          <table:table-cell office:value-type="float" office:value="3597" calcext:value-type="float">
            <text:p>3597</text:p>
          </table:table-cell>
          <table:table-cell table:number-columns-repeated="2"/>
          <table:table-cell table:formula="of:=[.B78]/[.B4]" office:value-type="float" office:value="0.741333409127514" calcext:value-type="float">
            <text:p>0.741333409127514</text:p>
          </table:table-cell>
          <table:table-cell table:formula="of:=[.D78]/([.B4]/1000)" office:value-type="float" office:value="6.78357919070763" calcext:value-type="float">
            <text:p>6.78357919070763</text:p>
          </table:table-cell>
          <table:table-cell table:formula="of:=[.E78]/([.B4]/1000)" office:value-type="float" office:value="34.0789585879544" calcext:value-type="float">
            <text:p>34.07895858795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itcount</text:p>
          </table:table-cell>
          <table:table-cell office:value-type="float" office:value="2239485" calcext:value-type="float">
            <text:p>2239485</text:p>
          </table:table-cell>
          <table:table-cell office:value-type="float" office:value="600521" calcext:value-type="float">
            <text:p>600521</text:p>
          </table:table-cell>
          <table:table-cell office:value-type="float" office:value="24258" calcext:value-type="float">
            <text:p>24258</text:p>
          </table:table-cell>
          <table:table-cell office:value-type="float" office:value="54392" calcext:value-type="float">
            <text:p>54392</text:p>
          </table:table-cell>
          <table:table-cell table:number-columns-repeated="2"/>
          <table:table-cell table:formula="of:=[.B79]/[.B5]" office:value-type="float" office:value="0.613114915670468" calcext:value-type="float">
            <text:p>0.613114915670468</text:p>
          </table:table-cell>
          <table:table-cell table:formula="of:=[.D79]/([.B5]/1000)" office:value-type="float" office:value="6.6412329729086" calcext:value-type="float">
            <text:p>6.6412329729086</text:p>
          </table:table-cell>
          <table:table-cell table:formula="of:=[.E79]/([.B5]/1000)" office:value-type="float" office:value="14.891167609137" calcext:value-type="float">
            <text:p>14.8911676091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owfish</text:p>
          </table:table-cell>
          <table:table-cell office:value-type="float" office:value="1491119" calcext:value-type="float">
            <text:p>1491119</text:p>
          </table:table-cell>
          <table:table-cell office:value-type="float" office:value="84342" calcext:value-type="float">
            <text:p>84342</text:p>
          </table:table-cell>
          <table:table-cell office:value-type="float" office:value="4641" calcext:value-type="float">
            <text:p>4641</text:p>
          </table:table-cell>
          <table:table-cell office:value-type="float" office:value="7798" calcext:value-type="float">
            <text:p>7798</text:p>
          </table:table-cell>
          <table:table-cell table:number-columns-repeated="2"/>
          <table:table-cell table:formula="of:=[.B80]/[.B6]" office:value-type="float" office:value="0.629246972597236" calcext:value-type="float">
            <text:p>0.629246972597236</text:p>
          </table:table-cell>
          <table:table-cell table:formula="of:=[.D80]/([.B6]/1000)" office:value-type="float" office:value="1.95848567406342" calcext:value-type="float">
            <text:p>1.95848567406342</text:p>
          </table:table-cell>
          <table:table-cell table:formula="of:=[.E80]/([.B6]/1000)" office:value-type="float" office:value="3.29072856848665" calcext:value-type="float">
            <text:p>3.290728568486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jkstra</text:p>
          </table:table-cell>
          <table:table-cell office:value-type="float" office:value="2149828" calcext:value-type="float">
            <text:p>2149828</text:p>
          </table:table-cell>
          <table:table-cell office:value-type="float" office:value="592183" calcext:value-type="float">
            <text:p>592183</text:p>
          </table:table-cell>
          <table:table-cell office:value-type="float" office:value="3055" calcext:value-type="float">
            <text:p>3055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table:formula="of:=[.B81]/[.B7]" office:value-type="float" office:value="0.575822775961038" calcext:value-type="float">
            <text:p>0.575822775961038</text:p>
          </table:table-cell>
          <table:table-cell table:formula="of:=[.D81]/([.B7]/1000)" office:value-type="float" office:value="0.818269452514792" calcext:value-type="float">
            <text:p>0.818269452514792</text:p>
          </table:table-cell>
          <table:table-cell table:formula="of:=[.E81]/([.B7]/1000)" office:value-type="float" office:value="0.866481727949379" calcext:value-type="float">
            <text:p>0.8664817279493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tricia</text:p>
          </table:table-cell>
          <table:table-cell office:value-type="float" office:value="135722" calcext:value-type="float">
            <text:p>135722</text:p>
          </table:table-cell>
          <table:table-cell office:value-type="float" office:value="22524" calcext:value-type="float">
            <text:p>22524</text:p>
          </table:table-cell>
          <table:table-cell office:value-type="float" office:value="2916" calcext:value-type="float">
            <text:p>2916</text:p>
          </table:table-cell>
          <table:table-cell office:value-type="float" office:value="10632" calcext:value-type="float">
            <text:p>10632</text:p>
          </table:table-cell>
          <table:table-cell table:number-columns-repeated="2"/>
          <table:table-cell table:formula="of:=[.B82]/[.B8]" office:value-type="float" office:value="1.04665617866617" calcext:value-type="float">
            <text:p>1.04665617866617</text:p>
          </table:table-cell>
          <table:table-cell table:formula="of:=[.D82]/([.B8]/1000)" office:value-type="float" office:value="22.4875069405886" calcext:value-type="float">
            <text:p>22.4875069405886</text:p>
          </table:table-cell>
          <table:table-cell table:formula="of:=[.E82]/([.B8]/1000)" office:value-type="float" office:value="81.9914862113641" calcext:value-type="float">
            <text:p>81.99148621136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jpeg</text:p>
          </table:table-cell>
          <table:table-cell office:value-type="float" office:value="2403980" calcext:value-type="float">
            <text:p>2403980</text:p>
          </table:table-cell>
          <table:table-cell office:value-type="float" office:value="224786" calcext:value-type="float">
            <text:p>224786</text:p>
          </table:table-cell>
          <table:table-cell office:value-type="float" office:value="27155" calcext:value-type="float">
            <text:p>27155</text:p>
          </table:table-cell>
          <table:table-cell office:value-type="float" office:value="105271" calcext:value-type="float">
            <text:p>105271</text:p>
          </table:table-cell>
          <table:table-cell table:number-columns-repeated="2"/>
          <table:table-cell table:formula="of:=[.B83]/[.B9]" office:value-type="float" office:value="0.784277263241069" calcext:value-type="float">
            <text:p>0.784277263241069</text:p>
          </table:table-cell>
          <table:table-cell table:formula="of:=[.D83]/([.B9]/1000)" office:value-type="float" office:value="8.85907914513067" calcext:value-type="float">
            <text:p>8.85907914513067</text:p>
          </table:table-cell>
          <table:table-cell table:formula="of:=[.E83]/([.B9]/1000)" office:value-type="float" office:value="34.3437348807605" calcext:value-type="float">
            <text:p>34.34373488076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sort</text:p>
          </table:table-cell>
          <table:table-cell office:value-type="float" office:value="172203" calcext:value-type="float">
            <text:p>172203</text:p>
          </table:table-cell>
          <table:table-cell office:value-type="float" office:value="25987" calcext:value-type="float">
            <text:p>25987</text:p>
          </table:table-cell>
          <table:table-cell office:value-type="float" office:value="5531" calcext:value-type="float">
            <text:p>5531</text:p>
          </table:table-cell>
          <table:table-cell office:value-type="float" office:value="16416" calcext:value-type="float">
            <text:p>16416</text:p>
          </table:table-cell>
          <table:table-cell table:number-columns-repeated="2"/>
          <table:table-cell table:formula="of:=[.B84]/[.B10]" office:value-type="float" office:value="1.40050261064754" calcext:value-type="float">
            <text:p>1.40050261064754</text:p>
          </table:table-cell>
          <table:table-cell table:formula="of:=[.D84]/([.B10]/1000)" office:value-type="float" office:value="44.98283966883" calcext:value-type="float">
            <text:p>44.98283966883</text:p>
          </table:table-cell>
          <table:table-cell table:formula="of:=[.E84]/([.B10]/1000)" office:value-type="float" office:value="133.50900307422" calcext:value-type="float">
            <text:p>133.509003074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c4</text:p>
          </table:table-cell>
          <table:table-cell office:value-type="float" office:value="114463" calcext:value-type="float">
            <text:p>114463</text:p>
          </table:table-cell>
          <table:table-cell office:value-type="float" office:value="10257" calcext:value-type="float">
            <text:p>10257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[.B85]/[.B11]" office:value-type="float" office:value="0.800283860502839" calcext:value-type="float">
            <text:p>0.800283860502839</text:p>
          </table:table-cell>
          <table:table-cell table:formula="of:=[.D85]/([.B11]/1000)" office:value-type="float" office:value="0.0559331040076069" calcext:value-type="float">
            <text:p>0.0559331040076069</text:p>
          </table:table-cell>
          <table:table-cell table:formula="of:=[.E85]/([.B11]/1000)" office:value-type="float" office:value="0.223732416030428" calcext:value-type="float">
            <text:p>0.2237324160304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ha</text:p>
          </table:table-cell>
          <table:table-cell office:value-type="float" office:value="1205422" calcext:value-type="float">
            <text:p>1205422</text:p>
          </table:table-cell>
          <table:table-cell office:value-type="float" office:value="185364" calcext:value-type="float">
            <text:p>185364</text:p>
          </table:table-cell>
          <table:table-cell office:value-type="float" office:value="5369" calcext:value-type="float">
            <text:p>5369</text:p>
          </table:table-cell>
          <table:table-cell office:value-type="float" office:value="12979" calcext:value-type="float">
            <text:p>12979</text:p>
          </table:table-cell>
          <table:table-cell table:number-columns-repeated="2"/>
          <table:table-cell table:formula="of:=[.B86]/[.B12]" office:value-type="float" office:value="0.564862924600095" calcext:value-type="float">
            <text:p>0.564862924600095</text:p>
          </table:table-cell>
          <table:table-cell table:formula="of:=[.D86]/([.B12]/1000)" office:value-type="float" office:value="2.515923089323" calcext:value-type="float">
            <text:p>2.515923089323</text:p>
          </table:table-cell>
          <table:table-cell table:formula="of:=[.E86]/([.B12]/1000)" office:value-type="float" office:value="6.08198282293225" calcext:value-type="float">
            <text:p>6.081982822932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eighted average</text:p>
          </table:table-cell>
          <table:table-cell table:number-columns-repeated="6"/>
          <table:table-cell table:formula="of:=SUMPRODUCT([.Q118:.Q128];[.C2:.C12])" office:value-type="float" office:value="0.757639142706821" calcext:value-type="float">
            <text:p>0.757639142706821</text:p>
          </table:table-cell>
          <table:table-cell table:formula="of:=SUMPRODUCT([.I76:.I86];[.C2:.C12])" office:value-type="float" office:value="14.856998693419" calcext:value-type="float">
            <text:p>14.856998693419</text:p>
          </table:table-cell>
          <table:table-cell table:formula="of:=SUMPRODUCT([.Q142:.Q152];[.C2:.C12])" office:value-type="float" office:value="30.719694932966" calcext:value-type="float">
            <text:p>30.719694932966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12"/>
          <table:table-cell office:value-type="string" calcext:value-type="string">
            <text:p>NAP % Invalid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Benchmark</text:p>
          </table:table-cell>
          <table:table-cell office:value-type="string" calcext:value-type="string">
            <text:p>Original BDP, my NAP</text:p>
          </table:table-cell>
          <table:table-cell table:number-columns-repeated="7"/>
        </table:table-row>
        <table:table-row table:style-name="ro1">
          <table:table-cell table:number-columns-repeated="13"/>
          <table:table-cell office:value-type="string" calcext:value-type="string">
            <text:p>adpcm_decode</text:p>
          </table:table-cell>
          <table:table-cell table:formula="of:=([.F47]/(2^10))*100" office:value-type="float" office:value="96.19140625" calcext:value-type="float">
            <text:p>96.19140625</text:p>
          </table:table-cell>
          <table:table-cell table:number-columns-repeated="7"/>
        </table:table-row>
        <table:table-row table:style-name="ro1">
          <table:table-cell table:number-columns-repeated="13"/>
          <table:table-cell office:value-type="string" calcext:value-type="string">
            <text:p>adpcm_encode</text:p>
          </table:table-cell>
          <table:table-cell table:formula="of:=([.F48]/(2^10))*100" office:value-type="float" office:value="97.265625" calcext:value-type="float">
            <text:p>97.265625</text:p>
          </table:table-cell>
          <table:table-cell table:number-columns-repeated="7"/>
        </table:table-row>
        <table:table-row table:style-name="ro1">
          <table:table-cell table:number-columns-repeated="13"/>
          <table:table-cell office:value-type="string" calcext:value-type="string">
            <text:p>aes</text:p>
          </table:table-cell>
          <table:table-cell table:formula="of:=([.F49]/(2^10))*100" office:value-type="float" office:value="97.94921875" calcext:value-type="float">
            <text:p>97.94921875</text:p>
          </table:table-cell>
          <table:table-cell table:number-columns-repeated="7"/>
        </table:table-row>
        <table:table-row table:style-name="ro1">
          <table:table-cell table:number-columns-repeated="13"/>
          <table:table-cell office:value-type="string" calcext:value-type="string">
            <text:p>bitcount</text:p>
          </table:table-cell>
          <table:table-cell table:formula="of:=([.F50]/(2^10))*100" office:value-type="float" office:value="96.6796875" calcext:value-type="float">
            <text:p>96.6796875</text:p>
          </table:table-cell>
          <table:table-cell table:number-columns-repeated="7"/>
        </table:table-row>
        <table:table-row table:style-name="ro1">
          <table:table-cell table:number-columns-repeated="13"/>
          <table:table-cell office:value-type="string" calcext:value-type="string">
            <text:p>blowfish</text:p>
          </table:table-cell>
          <table:table-cell table:formula="of:=([.F51]/(2^10))*100" office:value-type="float" office:value="98.828125" calcext:value-type="float">
            <text:p>98.828125</text:p>
          </table:table-cell>
          <table:table-cell table:number-columns-repeated="7"/>
        </table:table-row>
        <table:table-row table:style-name="ro1">
          <table:table-cell table:number-columns-repeated="13"/>
          <table:table-cell office:value-type="string" calcext:value-type="string">
            <text:p>dijkstra</text:p>
          </table:table-cell>
          <table:table-cell table:formula="of:=([.F52]/(2^10))*100" office:value-type="float" office:value="99.21875" calcext:value-type="float">
            <text:p>99.21875</text:p>
          </table:table-cell>
          <table:table-cell table:number-columns-repeated="7"/>
        </table:table-row>
        <table:table-row table:style-name="ro1">
          <table:table-cell table:number-columns-repeated="13"/>
          <table:table-cell office:value-type="string" calcext:value-type="string">
            <text:p>patricia</text:p>
          </table:table-cell>
          <table:table-cell table:formula="of:=([.F53]/(2^10))*100" office:value-type="float" office:value="93.45703125" calcext:value-type="float">
            <text:p>93.45703125</text:p>
          </table:table-cell>
          <table:table-cell table:number-columns-repeated="7"/>
        </table:table-row>
        <table:table-row table:style-name="ro1">
          <table:table-cell table:number-columns-repeated="13"/>
          <table:table-cell office:value-type="string" calcext:value-type="string">
            <text:p>picojpeg</text:p>
          </table:table-cell>
          <table:table-cell table:formula="of:=([.F54]/(2^10))*100" office:value-type="float" office:value="97.4609375" calcext:value-type="float">
            <text:p>97.4609375</text:p>
          </table:table-cell>
          <table:table-cell table:number-columns-repeated="7"/>
        </table:table-row>
        <table:table-row table:style-name="ro1">
          <table:table-cell table:number-columns-repeated="13"/>
          <table:table-cell office:value-type="string" calcext:value-type="string">
            <text:p>qsort</text:p>
          </table:table-cell>
          <table:table-cell table:formula="of:=([.F55]/(2^10))*100" office:value-type="float" office:value="92.08984375" calcext:value-type="float">
            <text:p>92.08984375</text:p>
          </table:table-cell>
          <table:table-cell table:number-columns-repeated="7"/>
        </table:table-row>
        <table:table-row table:style-name="ro1">
          <table:table-cell table:number-columns-repeated="13"/>
          <table:table-cell office:value-type="string" calcext:value-type="string">
            <text:p>rc4</text:p>
          </table:table-cell>
          <table:table-cell table:formula="of:=([.F56]/(2^10))*100" office:value-type="float" office:value="97.4609375" calcext:value-type="float">
            <text:p>97.4609375</text:p>
          </table:table-cell>
          <table:table-cell table:number-columns-repeated="7"/>
        </table:table-row>
        <table:table-row table:style-name="ro1">
          <table:table-cell table:number-columns-repeated="13"/>
          <table:table-cell office:value-type="string" calcext:value-type="string">
            <text:p>sha</text:p>
          </table:table-cell>
          <table:table-cell table:formula="of:=([.F57]/(2^10))*100" office:value-type="float" office:value="97.8515625" calcext:value-type="float">
            <text:p>97.8515625</text:p>
          </table:table-cell>
          <table:table-cell table:number-columns-repeated="7"/>
        </table:table-row>
        <table:table-row table:style-name="ro1">
          <table:table-cell table:number-columns-repeated="13"/>
          <table:table-cell office:value-type="string" calcext:value-type="string">
            <text:p>Weighted average</text:p>
          </table:table-cell>
          <table:table-cell table:formula="of:=SUMPRODUCT([.O90:.O100];[.C2:.C12])" office:value-type="float" office:value="97.5475000984431" calcext:value-type="float">
            <text:p>97.5475000984431</text:p>
          </table:table-cell>
          <table:table-cell table:formula="of:=SQRT(SUMPRODUCT(([.O101]-[.O90:.O100])^2;[.C2:.C12]))" office:value-type="float" office:value="1.15358379910475" calcext:value-type="float">
            <text:p>1.15358379910475</text:p>
          </table:table-cell>
          <table:table-cell table:number-columns-repeated="6"/>
        </table:table-row>
        <table:table-row table:style-name="ro1" table:number-rows-repeated="14">
          <table:table-cell table:number-columns-repeated="22"/>
        </table:table-row>
        <table:table-row table:style-name="ro1">
          <table:table-cell table:number-columns-repeated="12"/>
          <table:table-cell office:value-type="string" calcext:value-type="string">
            <text:p>PTGS</text:p>
          </table:table-cell>
          <table:table-cell office:value-type="string" calcext:value-type="string">
            <text:p>CPI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Benchmark</text:p>
          </table:table-cell>
          <table:table-cell office:value-type="string" calcext:value-type="string">
            <text:p>Orginal BDP, original NAP</text:p>
          </table:table-cell>
          <table:table-cell/>
          <table:table-cell office:value-type="string" calcext:value-type="string">
            <text:p>PTGS BDP, PTGS NAP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adpcm_decode</text:p>
          </table:table-cell>
          <table:table-cell table:formula="of:=[.B21]/[.B2]" office:value-type="float" office:value="1.12779107501546" calcext:value-type="float">
            <text:p>1.12779107501546</text:p>
          </table:table-cell>
          <table:table-cell/>
          <table:table-cell table:formula="of:=[.B76]/[.B2]" office:value-type="float" office:value="1.11999450040595" calcext:value-type="float">
            <text:p>1.11999450040595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adpcm_encode</text:p>
          </table:table-cell>
          <table:table-cell table:formula="of:=[.B22]/[.B3]" office:value-type="float" office:value="0.93143013599156" calcext:value-type="float">
            <text:p>0.93143013599156</text:p>
          </table:table-cell>
          <table:table-cell/>
          <table:table-cell table:formula="of:=[.B77]/[.B3]" office:value-type="float" office:value="0.921994800804134" calcext:value-type="float">
            <text:p>0.921994800804134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aes</text:p>
          </table:table-cell>
          <table:table-cell table:formula="of:=[.B23]/[.B4]" office:value-type="float" office:value="0.719192034031587" calcext:value-type="float">
            <text:p>0.719192034031587</text:p>
          </table:table-cell>
          <table:table-cell/>
          <table:table-cell table:formula="of:=[.B78]/[.B4]" office:value-type="float" office:value="0.741333409127514" calcext:value-type="float">
            <text:p>0.741333409127514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bitcount</text:p>
          </table:table-cell>
          <table:table-cell table:formula="of:=[.B24]/[.B5]" office:value-type="float" office:value="0.607647082174923" calcext:value-type="float">
            <text:p>0.607647082174923</text:p>
          </table:table-cell>
          <table:table-cell/>
          <table:table-cell table:formula="of:=[.B79]/[.B5]" office:value-type="float" office:value="0.613114915670468" calcext:value-type="float">
            <text:p>0.613114915670468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blowfish</text:p>
          </table:table-cell>
          <table:table-cell table:formula="of:=[.B25]/[.B6]" office:value-type="float" office:value="0.627355584363849" calcext:value-type="float">
            <text:p>0.627355584363849</text:p>
          </table:table-cell>
          <table:table-cell/>
          <table:table-cell table:formula="of:=[.B80]/[.B6]" office:value-type="float" office:value="0.629246972597236" calcext:value-type="float">
            <text:p>0.629246972597236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dijkstra</text:p>
          </table:table-cell>
          <table:table-cell table:formula="of:=[.B26]/[.B7]" office:value-type="float" office:value="0.574965133150252" calcext:value-type="float">
            <text:p>0.574965133150252</text:p>
          </table:table-cell>
          <table:table-cell/>
          <table:table-cell table:formula="of:=[.B81]/[.B7]" office:value-type="float" office:value="0.575822775961038" calcext:value-type="float">
            <text:p>0.575822775961038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patricia</text:p>
          </table:table-cell>
          <table:table-cell table:formula="of:=[.B27]/[.B8]" office:value-type="float" office:value="0.922342525757295" calcext:value-type="float">
            <text:p>0.922342525757295</text:p>
          </table:table-cell>
          <table:table-cell/>
          <table:table-cell table:formula="of:=[.B82]/[.B8]" office:value-type="float" office:value="1.04665617866617" calcext:value-type="float">
            <text:p>1.04665617866617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picojpeg</text:p>
          </table:table-cell>
          <table:table-cell table:formula="of:=[.B28]/[.B9]" office:value-type="float" office:value="0.757484380388077" calcext:value-type="float">
            <text:p>0.757484380388077</text:p>
          </table:table-cell>
          <table:table-cell/>
          <table:table-cell table:formula="of:=[.B83]/[.B9]" office:value-type="float" office:value="0.784277263241069" calcext:value-type="float">
            <text:p>0.784277263241069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qsort</text:p>
          </table:table-cell>
          <table:table-cell table:formula="of:=[.B29]/[.B10]" office:value-type="float" office:value="1.27109256819402" calcext:value-type="float">
            <text:p>1.27109256819402</text:p>
          </table:table-cell>
          <table:table-cell/>
          <table:table-cell table:formula="of:=[.B84]/[.B10]" office:value-type="float" office:value="1.40050261064754" calcext:value-type="float">
            <text:p>1.40050261064754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rc4</text:p>
          </table:table-cell>
          <table:table-cell table:formula="of:=[.B30]/[.B11]" office:value-type="float" office:value="0.800241910674833" calcext:value-type="float">
            <text:p>0.800241910674833</text:p>
          </table:table-cell>
          <table:table-cell/>
          <table:table-cell table:formula="of:=[.B85]/[.B11]" office:value-type="float" office:value="0.800283860502839" calcext:value-type="float">
            <text:p>0.800283860502839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sha</text:p>
          </table:table-cell>
          <table:table-cell table:formula="of:=[.B31]/[.B12]" office:value-type="float" office:value="0.562785144198147" calcext:value-type="float">
            <text:p>0.562785144198147</text:p>
          </table:table-cell>
          <table:table-cell/>
          <table:table-cell table:formula="of:=[.B86]/[.B12]" office:value-type="float" office:value="0.564862924600095" calcext:value-type="float">
            <text:p>0.564862924600095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Weighted average</text:p>
          </table:table-cell>
          <table:table-cell table:formula="of:=SUMPRODUCT([.O118:.O128];[.C2:.C12])" office:value-type="float" office:value="0.753475235423931" calcext:value-type="float">
            <text:p>0.753475235423931</text:p>
          </table:table-cell>
          <table:table-cell table:formula="of:=SQRT(SUMPRODUCT(([.O129]-[.O118:.O128])^2;[.C2:.C12]))" office:value-type="float" office:value="0.202859407121755" calcext:value-type="float">
            <text:p>0.202859407121755</text:p>
          </table:table-cell>
          <table:table-cell table:formula="of:=SUMPRODUCT([.Q118:.Q128];[.C2:.C12])" office:value-type="float" office:value="0.757639142706821" calcext:value-type="float">
            <text:p>0.757639142706821</text:p>
          </table:table-cell>
          <table:table-cell table:formula="of:=SQRT(SUMPRODUCT(([.Q129]-[.Q118:.Q128])^2;[.C2:.C12]))" office:value-type="float" office:value="0.201635964433841" calcext:value-type="float">
            <text:p>0.201635964433841</text:p>
          </table:table-cell>
          <table:table-cell table:number-columns-repeated="4"/>
        </table:table-row>
        <table:table-row table:style-name="ro1" table:number-rows-repeated="10">
          <table:table-cell table:number-columns-repeated="22"/>
        </table:table-row>
        <table:table-row table:style-name="ro1">
          <table:table-cell table:number-columns-repeated="13"/>
          <table:table-cell office:value-type="string" calcext:value-type="string">
            <text:p>NAP MPKI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Benchmark</text:p>
          </table:table-cell>
          <table:table-cell office:value-type="string" calcext:value-type="string">
            <text:p>Orginal BDP, original NAP</text:p>
          </table:table-cell>
          <table:table-cell/>
          <table:table-cell office:value-type="string" calcext:value-type="string">
            <text:p>PTGS BDP, PTGS NAP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adpcm_decode</text:p>
          </table:table-cell>
          <table:table-cell table:formula="of:=[.E21]/([.B2]/1000)" office:value-type="float" office:value="75.2941600021849" calcext:value-type="float">
            <text:p>75.2941600021849</text:p>
          </table:table-cell>
          <table:table-cell/>
          <table:table-cell table:formula="of:=[.E76]/([.B2]/1000)" office:value-type="float" office:value="70.8910707945486" calcext:value-type="float">
            <text:p>70.8910707945486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adpcm_encode</text:p>
          </table:table-cell>
          <table:table-cell table:formula="of:=[.E22]/([.B3]/1000)" office:value-type="float" office:value="78.3724463451617" calcext:value-type="float">
            <text:p>78.3724463451617</text:p>
          </table:table-cell>
          <table:table-cell/>
          <table:table-cell table:formula="of:=[.E77]/([.B3]/1000)" office:value-type="float" office:value="69.7135680560454" calcext:value-type="float">
            <text:p>69.7135680560454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aes</text:p>
          </table:table-cell>
          <table:table-cell table:formula="of:=[.E23]/([.B4]/1000)" office:value-type="float" office:value="31.6345962538726" calcext:value-type="float">
            <text:p>31.6345962538726</text:p>
          </table:table-cell>
          <table:table-cell/>
          <table:table-cell table:formula="of:=[.E78]/([.B4]/1000)" office:value-type="float" office:value="34.0789585879544" calcext:value-type="float">
            <text:p>34.0789585879544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bitcount</text:p>
          </table:table-cell>
          <table:table-cell table:formula="of:=[.E24]/([.B5]/1000)" office:value-type="float" office:value="16.9348976834532" calcext:value-type="float">
            <text:p>16.9348976834532</text:p>
          </table:table-cell>
          <table:table-cell/>
          <table:table-cell table:formula="of:=[.E79]/([.B5]/1000)" office:value-type="float" office:value="14.891167609137" calcext:value-type="float">
            <text:p>14.891167609137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blowfish</text:p>
          </table:table-cell>
          <table:table-cell table:formula="of:=[.E25]/([.B6]/1000)" office:value-type="float" office:value="2.01376721323651" calcext:value-type="float">
            <text:p>2.01376721323651</text:p>
          </table:table-cell>
          <table:table-cell/>
          <table:table-cell table:formula="of:=[.E80]/([.B6]/1000)" office:value-type="float" office:value="3.29072856848665" calcext:value-type="float">
            <text:p>3.29072856848665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dijkstra</text:p>
          </table:table-cell>
          <table:table-cell table:formula="of:=[.E26]/([.B7]/1000)" office:value-type="float" office:value="0.796841774543865" calcext:value-type="float">
            <text:p>0.796841774543865</text:p>
          </table:table-cell>
          <table:table-cell/>
          <table:table-cell table:formula="of:=[.E81]/([.B7]/1000)" office:value-type="float" office:value="0.866481727949379" calcext:value-type="float">
            <text:p>0.866481727949379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patricia</text:p>
          </table:table-cell>
          <table:table-cell table:formula="of:=[.E27]/([.B8]/1000)" office:value-type="float" office:value="57.1441791597261" calcext:value-type="float">
            <text:p>57.1441791597261</text:p>
          </table:table-cell>
          <table:table-cell/>
          <table:table-cell table:formula="of:=[.E82]/([.B8]/1000)" office:value-type="float" office:value="81.9914862113641" calcext:value-type="float">
            <text:p>81.9914862113641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picojpeg</text:p>
          </table:table-cell>
          <table:table-cell table:formula="of:=[.E28]/([.B9]/1000)" office:value-type="float" office:value="24.741804576968" calcext:value-type="float">
            <text:p>24.741804576968</text:p>
          </table:table-cell>
          <table:table-cell/>
          <table:table-cell table:formula="of:=[.E83]/([.B9]/1000)" office:value-type="float" office:value="34.3437348807605" calcext:value-type="float">
            <text:p>34.3437348807605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qsort</text:p>
          </table:table-cell>
          <table:table-cell table:formula="of:=[.E29]/([.B10]/1000)" office:value-type="float" office:value="124.92070463085" calcext:value-type="float">
            <text:p>124.92070463085</text:p>
          </table:table-cell>
          <table:table-cell/>
          <table:table-cell table:formula="of:=[.E84]/([.B10]/1000)" office:value-type="float" office:value="133.50900307422" calcext:value-type="float">
            <text:p>133.50900307422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rc4</text:p>
          </table:table-cell>
          <table:table-cell table:formula="of:=[.E30]/([.B11]/1000)" office:value-type="float" office:value="0.181782588024722" calcext:value-type="float">
            <text:p>0.181782588024722</text:p>
          </table:table-cell>
          <table:table-cell/>
          <table:table-cell table:formula="of:=[.E85]/([.B11]/1000)" office:value-type="float" office:value="0.223732416030428" calcext:value-type="float">
            <text:p>0.223732416030428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sha</text:p>
          </table:table-cell>
          <table:table-cell table:formula="of:=[.E31]/([.B12]/1000)" office:value-type="float" office:value="5.24740300879847" calcext:value-type="float">
            <text:p>5.24740300879847</text:p>
          </table:table-cell>
          <table:table-cell/>
          <table:table-cell table:formula="of:=[.E86]/([.B12]/1000)" office:value-type="float" office:value="6.08198282293225" calcext:value-type="float">
            <text:p>6.08198282293225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Weighted average</text:p>
          </table:table-cell>
          <table:table-cell table:formula="of:=SUMPRODUCT([.O142:.O152];[.C2:.C12])" office:value-type="float" office:value="31.2508578762512" calcext:value-type="float">
            <text:p>31.2508578762512</text:p>
          </table:table-cell>
          <table:table-cell table:formula="of:=SQRT(SUMPRODUCT(([.O153]-[.O142:.O152])^2;[.C2:.C12]))" office:value-type="float" office:value="32.1819422193834" calcext:value-type="float">
            <text:p>32.1819422193834</text:p>
          </table:table-cell>
          <table:table-cell table:formula="of:=SUMPRODUCT([.Q142:.Q152];[.C2:.C12])" office:value-type="float" office:value="30.719694932966" calcext:value-type="float">
            <text:p>30.719694932966</text:p>
          </table:table-cell>
          <table:table-cell table:formula="of:=SQRT(SUMPRODUCT(([.Q153]-[.Q142:.Q152])^2;[.C2:.C12]))" office:value-type="float" office:value="29.7030552753501" calcext:value-type="float">
            <text:p>29.703055275350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9T11:55:53.810743439</meta:creation-date>
    <dc:date>2025-05-13T20:56:37.654405795</dc:date>
    <meta:editing-duration>PT10H57M12S</meta:editing-duration>
    <meta:editing-cycles>4</meta:editing-cycles>
    <meta:generator>LibreOffice/24.8.5.2$Linux_X86_64 LibreOffice_project/480$Build-2</meta:generator>
    <meta:document-statistic meta:table-count="1" meta:cell-count="823"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Sheet1.P21:Sheet1.P32" chart:error-lower-range="Sheet1.P21:Sheet1.P32"/>
      <style:graphic-properties draw:stroke="none" draw:fill-color="#ffbf00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P21:Sheet1.P32" chart:error-lower-range="Sheet1.P21:Sheet1.P32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link-data-style-to-source="true" chart:error-category="cell-range" chart:error-upper-range="Sheet1.R21:Sheet1.R32" chart:error-lower-range="Sheet1.R21:Sheet1.R32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R21:Sheet1.R32" chart:error-lower-range="Sheet1.R21:Sheet1.R32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Sheet1.T21:Sheet1.T32" chart:error-lower-range="Sheet1.T21:Sheet1.T32"/>
      <style:graphic-properties draw:stroke="none" draw:fill-color="#2a6099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T21:Sheet1.T32" chart:error-lower-range="Sheet1.T21:Sheet1.T32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link-data-style-to-source="true" chart:error-category="cell-range" chart:error-upper-range="Sheet1.V21:Sheet1.V32" chart:error-lower-range="Sheet1.V21:Sheet1.V32"/>
      <style:graphic-properties draw:stroke="none" draw:fill-color="#800080" dr3d:edge-rounding="5%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heet1.V21:Sheet1.V32" chart:error-lower-range="Sheet1.V21:Sheet1.V32" loext:std-weight="1"/>
      <style:graphic-properties draw:stroke="solid" svg:stroke-width="0cm" svg:stroke-color="#000000" svg:stroke-opacity="100%" draw:stroke-linejoin="round"/>
    </style:style>
    <style:style style:name="ch17" style:family="chart">
      <style:chart-properties chart:solid-type="cuboid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7.93cm" svg:height="10.095cm" xlink:href=".." xlink:type="simple" chart:class="chart:bar" chart:style-name="ch1">
        <chart:legend chart:legend-position="end" svg:x="13.084cm" svg:y="4.001cm" style:legend-expansion="high" chart:style-name="ch2"/>
        <chart:plot-area chart:style-name="ch3" table:cell-range-address="Sheet1.N20:Sheet1.N32 Sheet1.O20:Sheet1.O20 Sheet1.O30:Sheet1.O41 Sheet1.Q20:Sheet1.Q32 Sheet1.S20:Sheet1.S32 Sheet1.U20:Sheet1.U32" chart:data-source-has-labels="both" svg:x="1.369cm" svg:y="0.201cm" svg:width="11.357cm" svg:height="8.712cm">
          <chart:coordinate-region svg:x="2.758cm" svg:y="0.4cm" svg:width="9.968cm" svg:height="6.009cm"/>
          <chart:axis chart:dimension="x" chart:name="primary-x" chart:style-name="ch4" chartooo:axis-type="auto">
            <chartooo:date-scale/>
            <chart:title svg:x="6.461cm" svg:y="8.028cm" chart:style-name="ch5">
              <text:p><text:span text:style-name="T1">Benchmark</text:span></text:p>
            </chart:title>
            <chart:categories table:cell-range-address="Sheet1.N21:Sheet1.N32"/>
          </chart:axis>
          <chart:axis chart:dimension="y" chart:name="primary-y" chart:style-name="ch6">
            <chart:title svg:x="1.082cm" svg:y="3.924cm" chart:style-name="ch7">
              <text:p><text:span text:style-name="T2">CPI</text:span></text:p>
            </chart:title>
            <chart:grid chart:style-name="ch8" chart:class="major"/>
          </chart:axis>
          <chart:series chart:style-name="ch9" chart:values-cell-range-address="Sheet1.O30:Sheet1.O41" chart:label-cell-address="Sheet1.O20:Sheet1.O20" chart:class="chart:bar">
            <chart:error-indicator chart:style-name="ch10" chart:dimension="y"/>
            <chart:data-point chart:repeated="12"/>
          </chart:series>
          <chart:series chart:style-name="ch11" chart:values-cell-range-address="Sheet1.Q21:Sheet1.Q32" chart:label-cell-address="Sheet1.Q20:Sheet1.Q20" chart:class="chart:bar">
            <chart:error-indicator chart:style-name="ch12" chart:dimension="y"/>
            <chart:data-point chart:repeated="12"/>
          </chart:series>
          <chart:series chart:style-name="ch13" chart:values-cell-range-address="Sheet1.S21:Sheet1.S32" chart:label-cell-address="Sheet1.S20:Sheet1.S20" chart:class="chart:bar">
            <chart:error-indicator chart:style-name="ch14" chart:dimension="y"/>
            <chart:data-point chart:repeated="12"/>
          </chart:series>
          <chart:series chart:style-name="ch15" chart:values-cell-range-address="Sheet1.U21:Sheet1.U32" chart:label-cell-address="Sheet1.U20:Sheet1.U20" chart:class="chart:bar">
            <chart:error-indicator chart:style-name="ch16" chart:dimension="y"/>
            <chart:data-point chart:repeated="11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BDP, original NAP</text:p>
                <draw:g>
                  <svg:desc>Sheet1.O20:Sheet1.O20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Column P</text:p>
              </table:table-cell>
              <table:table-cell office:value-type="string">
                <text:p>My BDP, original NAP</text:p>
                <draw:g>
                  <svg:desc>Sheet1.Q20:Sheet1.Q20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Column R</text:p>
              </table:table-cell>
              <table:table-cell office:value-type="string">
                <text:p>Original BDP, my NAP </text:p>
                <draw:g>
                  <svg:desc>Sheet1.S20:Sheet1.S20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Column T</text:p>
              </table:table-cell>
              <table:table-cell office:value-type="string">
                <text:p>My BDP, my NAP</text:p>
                <draw:g>
                  <svg:desc>Sheet1.U20:Sheet1.U20</svg:desc>
                </draw:g>
              </table:table-cell>
              <table:table-cell office:value-type="string">
                <text:p>Column V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adpcm_decode</text:p>
                <draw:g>
                  <svg:desc>Sheet1.N21:Sheet1.N32</svg:desc>
                </draw:g>
              </table:table-cell>
              <table:table-cell office:value-type="float" office:value="0.800241910674833">
                <text:p>0.800241910674833</text:p>
                <draw:g>
                  <svg:desc>Sheet1.O30:Sheet1.O41</svg:desc>
                </draw:g>
              </table:table-cell>
              <table:table-cell office:value-type="float" office:value="NaN">
                <text:p>NaN</text:p>
                <draw:g>
                  <svg:desc>Sheet1.P21:Sheet1.P32</svg:desc>
                </draw:g>
              </table:table-cell>
              <table:table-cell office:value-type="float" office:value="NaN">
                <text:p>NaN</text:p>
                <draw:g>
                  <svg:desc>Sheet1.P21:Sheet1.P32</svg:desc>
                </draw:g>
              </table:table-cell>
              <table:table-cell office:value-type="float" office:value="1.12789690806119">
                <text:p>1.12789690806119</text:p>
                <draw:g>
                  <svg:desc>Sheet1.Q21:Sheet1.Q32</svg:desc>
                </draw:g>
              </table:table-cell>
              <table:table-cell office:value-type="float" office:value="NaN">
                <text:p>NaN</text:p>
                <draw:g>
                  <svg:desc>Sheet1.R21:Sheet1.R32</svg:desc>
                </draw:g>
              </table:table-cell>
              <table:table-cell office:value-type="float" office:value="NaN">
                <text:p>NaN</text:p>
                <draw:g>
                  <svg:desc>Sheet1.R21:Sheet1.R32</svg:desc>
                </draw:g>
              </table:table-cell>
              <table:table-cell office:value-type="float" office:value="1.91965595880394">
                <text:p>1.91965595880394</text:p>
                <draw:g>
                  <svg:desc>Sheet1.S21:Sheet1.S32</svg:desc>
                </draw:g>
              </table:table-cell>
              <table:table-cell office:value-type="float" office:value="NaN">
                <text:p>NaN</text:p>
                <draw:g>
                  <svg:desc>Sheet1.T21:Sheet1.T32</svg:desc>
                </draw:g>
              </table:table-cell>
              <table:table-cell office:value-type="float" office:value="NaN">
                <text:p>NaN</text:p>
                <draw:g>
                  <svg:desc>Sheet1.T21:Sheet1.T32</svg:desc>
                </draw:g>
              </table:table-cell>
              <table:table-cell office:value-type="float" office:value="1.9206016282771">
                <text:p>1.9206016282771</text:p>
                <draw:g>
                  <svg:desc>Sheet1.U21:Sheet1.U32</svg:desc>
                </draw:g>
              </table:table-cell>
              <table:table-cell office:value-type="float" office:value="NaN">
                <text:p>NaN</text:p>
                <draw:g>
                  <svg:desc>Sheet1.V21:Sheet1.V32</svg:desc>
                </draw:g>
              </table:table-cell>
              <table:table-cell office:value-type="float" office:value="NaN">
                <text:p>NaN</text:p>
                <draw:g>
                  <svg:desc>Sheet1.V21:Sheet1.V32</svg:desc>
                </draw:g>
              </table:table-cell>
            </table:table-row>
            <table:table-row>
              <table:table-cell office:value-type="string">
                <text:p>adpcm_encode</text:p>
              </table:table-cell>
              <table:table-cell office:value-type="float" office:value="0.562785144198147">
                <text:p>0.562785144198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7159771854405">
                <text:p>0.927159771854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3482985058636">
                <text:p>1.83482985058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3015355037818">
                <text:p>1.83015355037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es</text:p>
              </table:table-cell>
              <table:table-cell office:value-type="float" office:value="0.753475235423931">
                <text:p>0.753475235423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9253711546296">
                <text:p>0.729253711546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9923068906385">
                <text:p>0.879923068906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4740831272679">
                <text:p>0.894740831272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itcoun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7725381813403">
                <text:p>0.607725381813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4709586367102">
                <text:p>0.964709586367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8212441155495">
                <text:p>0.978212441155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lowfish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7481339315556">
                <text:p>0.62748133931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3711931697337">
                <text:p>0.763711931697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7096562923052">
                <text:p>0.727096562923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4980132524831">
                <text:p>0.574980132524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3750866816535">
                <text:p>1.23750866816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4153653593194">
                <text:p>1.24153653593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trici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4605466099081">
                <text:p>0.904605466099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546301437473">
                <text:p>1.5546301437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9958356468629">
                <text:p>1.49958356468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cojpeg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8183188987925">
                <text:p>0.758183188987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4518711073311">
                <text:p>1.14518711073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3876113828156">
                <text:p>1.13876113828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sor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8689471201549">
                <text:p>1.28689471201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1097773223377">
                <text:p>2.41097773223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3325200474959">
                <text:p>2.33325200474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c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2870766563191">
                <text:p>0.802870766563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3094219313701">
                <text:p>0.733094219313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2901529770395">
                <text:p>0.752901529770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ha</text:p>
              </table:table-cell>
              <table:table-cell office:value-type="float" office:value="53.5012426847951">
                <text:p>53.5012426847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9271099264858">
                <text:p>0.559271099264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0413325535799">
                <text:p>0.870413325535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4133555263148">
                <text:p>0.874133555263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ighted average</text:p>
              </table:table-cell>
              <table:table-cell office:value-type="float" office:value="23.9002301990843">
                <text:p>23.9002301990843</text:p>
              </table:table-cell>
              <table:table-cell office:value-type="float" office:value="0.202859407121755">
                <text:p>0.202859407121755</text:p>
              </table:table-cell>
              <table:table-cell office:value-type="float" office:value="0.202859407121755">
                <text:p>0.202859407121755</text:p>
              </table:table-cell>
              <table:table-cell office:value-type="float" office:value="0.752674634110816">
                <text:p>0.752674634110816</text:p>
              </table:table-cell>
              <table:table-cell office:value-type="float" office:value="0.202770161606475">
                <text:p>0.202770161606475</text:p>
              </table:table-cell>
              <table:table-cell office:value-type="float" office:value="0.202770161606475">
                <text:p>0.202770161606475</text:p>
              </table:table-cell>
              <table:table-cell office:value-type="float" office:value="1.28719285194253">
                <text:p>1.28719285194253</text:p>
              </table:table-cell>
              <table:table-cell office:value-type="float" office:value="0.42568323697156">
                <text:p>0.42568323697156</text:p>
              </table:table-cell>
              <table:table-cell office:value-type="float" office:value="0.42568323697156">
                <text:p>0.42568323697156</text:p>
              </table:table-cell>
              <table:table-cell office:value-type="float" office:value="1.28450981206243">
                <text:p>1.28450981206243</text:p>
              </table:table-cell>
              <table:table-cell office:value-type="float" office:value="0.426675470735383">
                <text:p>0.426675470735383</text:p>
              </table:table-cell>
              <table:table-cell office:value-type="float" office:value="0.426675470735383">
                <text:p>0.4266754707353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Sheet1.P40:Sheet1.P51" chart:error-lower-range="Sheet1.P40:Sheet1.P51"/>
      <style:graphic-properties draw:stroke="none" draw:fill-color="#ffbf00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P40:Sheet1.P51" chart:error-lower-range="Sheet1.P40:Sheet1.P51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link-data-style-to-source="true" chart:error-category="cell-range" chart:error-upper-range="Sheet1.R40:Sheet1.R51" chart:error-lower-range="Sheet1.R40:Sheet1.R51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R40:Sheet1.R51" chart:error-lower-range="Sheet1.R40:Sheet1.R51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8.007cm" svg:height="10.129cm" xlink:href=".." xlink:type="simple" chart:class="chart:bar" chart:style-name="ch1">
        <chart:legend chart:legend-position="end" svg:x="13.161cm" svg:y="4.516cm" style:legend-expansion="high" chart:style-name="ch2"/>
        <chart:plot-area chart:style-name="ch3" table:cell-range-address="Sheet1.N39:Sheet1.O51 Sheet1.Q39:Sheet1.Q51" chart:data-source-has-labels="both" svg:x="1.371cm" svg:y="0.202cm" svg:width="11.43cm" svg:height="8.744cm">
          <chart:coordinate-region svg:x="2.757cm" svg:y="0.401cm" svg:width="10.044cm" svg:height="6.041cm"/>
          <chart:axis chart:dimension="x" chart:name="primary-x" chart:style-name="ch4" chartooo:axis-type="auto">
            <chartooo:date-scale/>
            <chart:title svg:x="6.446cm" svg:y="8.14cm" chart:style-name="ch5">
              <text:p><text:span text:style-name="T1">Benchmark</text:span></text:p>
            </chart:title>
            <chart:categories table:cell-range-address="Sheet1.N40:Sheet1.N51"/>
          </chart:axis>
          <chart:axis chart:dimension="y" chart:name="primary-y" chart:style-name="ch6">
            <chart:title svg:x="1.22cm" svg:y="4.514cm" chart:style-name="ch7">
              <text:p><text:span text:style-name="T2">BDP MPKI</text:span></text:p>
            </chart:title>
            <chart:grid chart:style-name="ch8" chart:class="major"/>
          </chart:axis>
          <chart:series chart:style-name="ch9" chart:values-cell-range-address="Sheet1.O40:Sheet1.O51" chart:label-cell-address="Sheet1.O39:Sheet1.O39" chart:class="chart:bar">
            <chart:error-indicator chart:style-name="ch10" chart:dimension="y"/>
            <chart:data-point chart:repeated="12"/>
          </chart:series>
          <chart:series chart:style-name="ch11" chart:values-cell-range-address="Sheet1.Q40:Sheet1.Q51" chart:label-cell-address="Sheet1.Q39:Sheet1.Q39" chart:class="chart:bar">
            <chart:error-indicator chart:style-name="ch12" chart:dimension="y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BDP, original NAP</text:p>
                <draw:g>
                  <svg:desc>Sheet1.O39:Sheet1.O39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Column P</text:p>
              </table:table-cell>
              <table:table-cell office:value-type="string">
                <text:p>My BDP, original NAP</text:p>
                <draw:g>
                  <svg:desc>Sheet1.Q39:Sheet1.Q39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adpcm_decode</text:p>
                <draw:g>
                  <svg:desc>Sheet1.N40:Sheet1.N51</svg:desc>
                </draw:g>
              </table:table-cell>
              <table:table-cell office:value-type="float" office:value="53.5012426847951">
                <text:p>53.5012426847951</text:p>
                <draw:g>
                  <svg:desc>Sheet1.O40:Sheet1.O51</svg:desc>
                </draw:g>
              </table:table-cell>
              <table:table-cell office:value-type="float" office:value="NaN">
                <text:p>NaN</text:p>
                <draw:g>
                  <svg:desc>Sheet1.P40:Sheet1.P51</svg:desc>
                </draw:g>
              </table:table-cell>
              <table:table-cell office:value-type="float" office:value="NaN">
                <text:p>NaN</text:p>
                <draw:g>
                  <svg:desc>Sheet1.P40:Sheet1.P51</svg:desc>
                </draw:g>
              </table:table-cell>
              <table:table-cell office:value-type="float" office:value="53.4649304667579">
                <text:p>53.4649304667579</text:p>
                <draw:g>
                  <svg:desc>Sheet1.Q40:Sheet1.Q51</svg:desc>
                </draw:g>
              </table:table-cell>
              <table:table-cell office:value-type="float" office:value="NaN">
                <text:p>NaN</text:p>
                <draw:g>
                  <svg:desc>Sheet1.R40:Sheet1.R51</svg:desc>
                </draw:g>
              </table:table-cell>
              <table:table-cell office:value-type="float" office:value="NaN">
                <text:p>NaN</text:p>
                <draw:g>
                  <svg:desc>Sheet1.R40:Sheet1.R51</svg:desc>
                </draw:g>
              </table:table-cell>
            </table:table-row>
            <table:table-row>
              <table:table-cell office:value-type="string">
                <text:p>adpcm_encode</text:p>
              </table:table-cell>
              <table:table-cell office:value-type="float" office:value="23.9002301990843">
                <text:p>23.9002301990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1445656201313">
                <text:p>24.1445656201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es</text:p>
              </table:table-cell>
              <table:table-cell office:value-type="float" office:value="5.19190139177065">
                <text:p>5.19190139177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9831073719315">
                <text:p>6.69831073719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itcount</text:p>
              </table:table-cell>
              <table:table-cell office:value-type="float" office:value="6.59852407919215">
                <text:p>6.59852407919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0892752766154">
                <text:p>6.60892752766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lowfish</text:p>
              </table:table-cell>
              <table:table-cell office:value-type="float" office:value="1.9492017514542">
                <text:p>1.9492017514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7241155797725">
                <text:p>1.97241155797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</text:p>
              </table:table-cell>
              <table:table-cell office:value-type="float" office:value="0.773271328775845">
                <text:p>0.773271328775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3271328775845">
                <text:p>0.773271328775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tricia</text:p>
              </table:table-cell>
              <table:table-cell office:value-type="float" office:value="14.2204947868468">
                <text:p>14.2204947868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182182737985">
                <text:p>13.3182182737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cojpeg</text:p>
              </table:table-cell>
              <table:table-cell office:value-type="float" office:value="8.55502236872626">
                <text:p>8.55502236872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9123513930661">
                <text:p>8.59123513930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sort</text:p>
              </table:table-cell>
              <table:table-cell office:value-type="float" office:value="31.0675189902243">
                <text:p>31.0675189902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8160835407212">
                <text:p>32.8160835407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c4</text:p>
              </table:table-cell>
              <table:table-cell office:value-type="float" office:value="0.0769080180104595">
                <text:p>0.0769080180104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8439746063708">
                <text:p>0.468439746063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ha</text:p>
              </table:table-cell>
              <table:table-cell office:value-type="float" office:value="2.56887509325176">
                <text:p>2.56887509325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4572578921916">
                <text:p>2.64572578921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ighted average</text:p>
              </table:table-cell>
              <table:table-cell office:value-type="float" office:value="14.621183400727">
                <text:p>14.621183400727</text:p>
              </table:table-cell>
              <table:table-cell office:value-type="float" office:value="17.8058192532407">
                <text:p>17.8058192532407</text:p>
              </table:table-cell>
              <table:table-cell office:value-type="float" office:value="17.8058192532407">
                <text:p>17.8058192532407</text:p>
              </table:table-cell>
              <table:table-cell office:value-type="float" office:value="14.6840281535418">
                <text:p>14.6840281535418</text:p>
              </table:table-cell>
              <table:table-cell office:value-type="float" office:value="17.8086885115365">
                <text:p>17.8086885115365</text:p>
              </table:table-cell>
              <table:table-cell office:value-type="float" office:value="17.8086885115365">
                <text:p>17.80868851153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Sheet1.P65:Sheet1.P76" chart:error-lower-range="Sheet1.P65:Sheet1.P76"/>
      <style:graphic-properties draw:stroke="none" draw:fill-color="#ffbf00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P65:Sheet1.P76" chart:error-lower-range="Sheet1.P65:Sheet1.P76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link-data-style-to-source="true" chart:error-category="cell-range" chart:error-upper-range="Sheet1.R65:Sheet1.R76" chart:error-lower-range="Sheet1.R65:Sheet1.R76"/>
      <style:graphic-properties draw:stroke="none" draw:fill-color="#2a6099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R65:Sheet1.R76" chart:error-lower-range="Sheet1.R65:Sheet1.R76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7.993cm" svg:height="10.121cm" xlink:href=".." xlink:type="simple" chart:class="chart:bar" chart:style-name="ch1">
        <chart:legend chart:legend-position="end" svg:x="13.147cm" svg:y="4.512cm" style:legend-expansion="high" chart:style-name="ch2"/>
        <chart:plot-area chart:style-name="ch3" table:cell-range-address="Sheet1.N64:Sheet1.N76 Sheet1.O64:Sheet1.O64 Sheet1.O142:Sheet1.O153 Sheet1.Q64:Sheet1.Q76" chart:data-source-has-labels="both" svg:x="1.37cm" svg:y="0.202cm" svg:width="11.418cm" svg:height="8.736cm">
          <chart:coordinate-region svg:x="2.757cm" svg:y="0.401cm" svg:width="10.031cm" svg:height="6.033cm"/>
          <chart:axis chart:dimension="x" chart:name="primary-x" chart:style-name="ch4" chartooo:axis-type="auto">
            <chartooo:date-scale/>
            <chart:title svg:x="6.356cm" svg:y="8.16cm" chart:style-name="ch5">
              <text:p><text:span text:style-name="T1">Benchmark</text:span></text:p>
            </chart:title>
            <chart:categories table:cell-range-address="Sheet1.N65:Sheet1.N76"/>
          </chart:axis>
          <chart:axis chart:dimension="y" chart:name="primary-y" chart:style-name="ch6">
            <chart:title svg:x="1.109cm" svg:y="6.504cm" chart:style-name="ch7">
              <text:p><text:span text:style-name="T1">NAP MPKI, with decode as ground truth</text:span></text:p>
            </chart:title>
            <chart:grid chart:style-name="ch8" chart:class="major"/>
          </chart:axis>
          <chart:series chart:style-name="ch9" chart:values-cell-range-address="Sheet1.O142:Sheet1.O153" chart:label-cell-address="Sheet1.O64:Sheet1.O64" chart:class="chart:bar">
            <chart:error-indicator chart:style-name="ch10" chart:dimension="y"/>
            <chart:data-point chart:repeated="12"/>
          </chart:series>
          <chart:series chart:style-name="ch11" chart:values-cell-range-address="Sheet1.Q65:Sheet1.Q76" chart:label-cell-address="Sheet1.Q64:Sheet1.Q64" chart:class="chart:bar">
            <chart:error-indicator chart:style-name="ch12" chart:dimension="y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BDP, original NAP</text:p>
                <draw:g>
                  <svg:desc>Sheet1.O64:Sheet1.O64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Column P</text:p>
              </table:table-cell>
              <table:table-cell office:value-type="string">
                <text:p>Original BDP, my NAP </text:p>
                <draw:g>
                  <svg:desc>Sheet1.Q64:Sheet1.Q64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adpcm_decode</text:p>
                <draw:g>
                  <svg:desc>Sheet1.N65:Sheet1.N76</svg:desc>
                </draw:g>
              </table:table-cell>
              <table:table-cell office:value-type="float" office:value="75.2941600021849">
                <text:p>75.2941600021849</text:p>
                <draw:g>
                  <svg:desc>Sheet1.O142:Sheet1.O153</svg:desc>
                </draw:g>
              </table:table-cell>
              <table:table-cell office:value-type="float" office:value="NaN">
                <text:p>NaN</text:p>
                <draw:g>
                  <svg:desc>Sheet1.P65:Sheet1.P76</svg:desc>
                </draw:g>
              </table:table-cell>
              <table:table-cell office:value-type="float" office:value="NaN">
                <text:p>NaN</text:p>
                <draw:g>
                  <svg:desc>Sheet1.P65:Sheet1.P76</svg:desc>
                </draw:g>
              </table:table-cell>
              <table:table-cell office:value-type="float" office:value="428.871813525277">
                <text:p>428.871813525277</text:p>
                <draw:g>
                  <svg:desc>Sheet1.Q65:Sheet1.Q76</svg:desc>
                </draw:g>
              </table:table-cell>
              <table:table-cell office:value-type="float" office:value="NaN">
                <text:p>NaN</text:p>
                <draw:g>
                  <svg:desc>Sheet1.R65:Sheet1.R76</svg:desc>
                </draw:g>
              </table:table-cell>
              <table:table-cell office:value-type="float" office:value="NaN">
                <text:p>NaN</text:p>
                <draw:g>
                  <svg:desc>Sheet1.R65:Sheet1.R76</svg:desc>
                </draw:g>
              </table:table-cell>
            </table:table-row>
            <table:table-row>
              <table:table-cell office:value-type="string">
                <text:p>adpcm_encode</text:p>
              </table:table-cell>
              <table:table-cell office:value-type="float" office:value="78.3724463451617">
                <text:p>78.3724463451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.213280121186">
                <text:p>410.213280121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es</text:p>
              </table:table-cell>
              <table:table-cell office:value-type="float" office:value="31.6345962538726">
                <text:p>31.6345962538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4261717306654">
                <text:p>82.4261717306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itcount</text:p>
              </table:table-cell>
              <table:table-cell office:value-type="float" office:value="16.9348976834532">
                <text:p>16.9348976834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.4074058864354">
                <text:p>77.4074058864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lowfish</text:p>
              </table:table-cell>
              <table:table-cell office:value-type="float" office:value="2.01376721323651">
                <text:p>2.01376721323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3133678357657">
                <text:p>82.3133678357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</text:p>
              </table:table-cell>
              <table:table-cell office:value-type="float" office:value="0.796841774543865">
                <text:p>0.796841774543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.357758922016">
                <text:p>199.357758922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tricia</text:p>
              </table:table-cell>
              <table:table-cell office:value-type="float" office:value="57.1441791597261">
                <text:p>57.1441791597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6.586772780554">
                <text:p>296.586772780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cojpeg</text:p>
              </table:table-cell>
              <table:table-cell office:value-type="float" office:value="24.741804576968">
                <text:p>24.741804576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.55030622628">
                <text:p>176.55030622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sort</text:p>
              </table:table-cell>
              <table:table-cell office:value-type="float" office:value="124.92070463085">
                <text:p>124.92070463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1.67325428195">
                <text:p>471.67325428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c4</text:p>
              </table:table-cell>
              <table:table-cell office:value-type="float" office:value="0.181782588024722">
                <text:p>0.181782588024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.9313421148307">
                <text:p>64.9313421148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ha</text:p>
              </table:table-cell>
              <table:table-cell office:value-type="float" office:value="5.24740300879847">
                <text:p>5.24740300879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.2259710366597">
                <text:p>97.2259710366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ighted average</text:p>
              </table:table-cell>
              <table:table-cell office:value-type="float" office:value="31.2508578762512">
                <text:p>31.2508578762512</text:p>
              </table:table-cell>
              <table:table-cell office:value-type="float" office:value="32.1819422193834">
                <text:p>32.1819422193834</text:p>
              </table:table-cell>
              <table:table-cell office:value-type="float" office:value="32.1819422193834">
                <text:p>32.1819422193834</text:p>
              </table:table-cell>
              <table:table-cell office:value-type="float" office:value="219.861664405844">
                <text:p>219.861664405844</text:p>
              </table:table-cell>
              <table:table-cell office:value-type="float" office:value="140.470971945865">
                <text:p>140.470971945865</text:p>
              </table:table-cell>
              <table:table-cell office:value-type="float" office:value="140.470971945865">
                <text:p>140.4709719458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Sheet1.P90:Sheet1.P101" chart:error-lower-range="Sheet1.P90:Sheet1.P101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Sheet1.P90:Sheet1.P101" chart:error-lower-range="Sheet1.P90:Sheet1.P101"/>
      <style:graphic-properties draw:stroke="none" draw:fill-color="#2a6099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P90:Sheet1.P101" chart:error-lower-range="Sheet1.P90:Sheet1.P101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8.007cm" svg:height="10.129cm" xlink:href=".." xlink:type="simple" chart:class="chart:bar" chart:style-name="ch1">
        <chart:legend chart:legend-position="end" svg:x="13.812cm" svg:y="4.765cm" style:legend-expansion="high" chart:style-name="ch2"/>
        <chart:plot-area chart:style-name="ch3" table:cell-range-address="Sheet1.N89:Sheet1.O101" chart:data-source-has-labels="both" svg:x="1.371cm" svg:y="0.202cm" svg:width="12.081cm" svg:height="8.744cm">
          <chart:coordinate-region svg:x="2.729cm" svg:y="0.401cm" svg:width="10.723cm" svg:height="6.041cm"/>
          <chart:axis chart:dimension="x" chart:name="primary-x" chart:style-name="ch4" chartooo:axis-type="auto">
            <chartooo:date-scale/>
            <chart:title svg:x="6.716cm" svg:y="8.114cm" chart:style-name="ch5">
              <text:p><text:span text:style-name="T1">Benchmark</text:span></text:p>
            </chart:title>
            <chart:categories table:cell-range-address="Sheet1.N90:Sheet1.N101"/>
          </chart:axis>
          <chart:axis chart:dimension="y" chart:name="primary-y" chart:style-name="ch6">
            <chart:title svg:x="1.219cm" svg:y="6.633cm" chart:style-name="ch7">
              <text:p><text:span text:style-name="T1">Percentage of prediction table holding Invalid</text:span></text:p>
            </chart:title>
            <chart:grid chart:style-name="ch8" chart:class="major"/>
          </chart:axis>
          <chart:series chart:style-name="ch9" chart:values-cell-range-address="Sheet1.O90:Sheet1.O101" chart:label-cell-address="Sheet1.O89:Sheet1.O89" chart:class="chart:bar">
            <chart:error-indicator chart:style-name="ch10" chart:dimension="y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BDP, my NAP</text:p>
                <draw:g>
                  <svg:desc>Sheet1.O89:Sheet1.O89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adpcm_decode</text:p>
                <draw:g>
                  <svg:desc>Sheet1.N90:Sheet1.N101</svg:desc>
                </draw:g>
              </table:table-cell>
              <table:table-cell office:value-type="float" office:value="96.19140625">
                <text:p>96.19140625</text:p>
                <draw:g>
                  <svg:desc>Sheet1.O90:Sheet1.O101</svg:desc>
                </draw:g>
              </table:table-cell>
              <table:table-cell office:value-type="float" office:value="NaN">
                <text:p>NaN</text:p>
                <draw:g>
                  <svg:desc>Sheet1.P90:Sheet1.P101</svg:desc>
                </draw:g>
              </table:table-cell>
              <table:table-cell office:value-type="float" office:value="NaN">
                <text:p>NaN</text:p>
                <draw:g>
                  <svg:desc>Sheet1.P90:Sheet1.P101</svg:desc>
                </draw:g>
              </table:table-cell>
            </table:table-row>
            <table:table-row>
              <table:table-cell office:value-type="string">
                <text:p>adpcm_encode</text:p>
              </table:table-cell>
              <table:table-cell office:value-type="float" office:value="97.265625">
                <text:p>97.2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es</text:p>
              </table:table-cell>
              <table:table-cell office:value-type="float" office:value="97.94921875">
                <text:p>97.94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itcount</text:p>
              </table:table-cell>
              <table:table-cell office:value-type="float" office:value="96.6796875">
                <text:p>96.6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lowfish</text:p>
              </table:table-cell>
              <table:table-cell office:value-type="float" office:value="98.828125">
                <text:p>98.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</text:p>
              </table:table-cell>
              <table:table-cell office:value-type="float" office:value="99.21875">
                <text:p>99.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tricia</text:p>
              </table:table-cell>
              <table:table-cell office:value-type="float" office:value="93.45703125">
                <text:p>93.45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cojpeg</text:p>
              </table:table-cell>
              <table:table-cell office:value-type="float" office:value="97.4609375">
                <text:p>97.4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sort</text:p>
              </table:table-cell>
              <table:table-cell office:value-type="float" office:value="92.08984375">
                <text:p>92.08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c4</text:p>
              </table:table-cell>
              <table:table-cell office:value-type="float" office:value="97.4609375">
                <text:p>97.4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ha</text:p>
              </table:table-cell>
              <table:table-cell office:value-type="float" office:value="97.8515625">
                <text:p>97.85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ighted average</text:p>
              </table:table-cell>
              <table:table-cell office:value-type="float" office:value="97.5475000984431">
                <text:p>97.5475000984431</text:p>
              </table:table-cell>
              <table:table-cell office:value-type="float" office:value="1.15358379910475">
                <text:p>1.15358379910475</text:p>
              </table:table-cell>
              <table:table-cell office:value-type="float" office:value="1.15358379910475">
                <text:p>1.153583799104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Sheet1.P118:Sheet1.P129" chart:error-lower-range="Sheet1.P118:Sheet1.P129"/>
      <style:graphic-properties draw:stroke="none" draw:fill-color="#ffbf00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P118:Sheet1.P129" chart:error-lower-range="Sheet1.P118:Sheet1.P129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link-data-style-to-source="true" chart:error-category="cell-range" chart:error-upper-range="Sheet1.R118:Sheet1.R129" chart:error-lower-range="Sheet1.R118:Sheet1.R129"/>
      <style:graphic-properties draw:stroke="none" draw:fill-color="#00a933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R118:Sheet1.R129" chart:error-lower-range="Sheet1.R118:Sheet1.R129" loext:std-weight="1"/>
      <style:graphic-properties draw:stroke="solid" svg:stroke-width="0cm" svg:stroke-color="#000000" svg:stroke-opacity="100%" draw:stroke-linejoin="round"/>
    </style:style>
    <style:style style:name="ch13" style:family="chart">
      <style:chart-properties chart:solid-type="cuboi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7.723cm" svg:height="9.969cm" xlink:href=".." xlink:type="simple" chart:class="chart:bar" chart:style-name="ch1">
        <chart:legend chart:legend-position="end" svg:x="12.954cm" svg:y="4.436cm" style:legend-expansion="high" chart:style-name="ch2"/>
        <chart:plot-area chart:style-name="ch3" table:cell-range-address="Sheet1.N117:Sheet1.O129 Sheet1.Q117:Sheet1.Q129" chart:data-source-has-labels="both" svg:x="1.365cm" svg:y="0.199cm" svg:width="11.235cm" svg:height="8.59cm">
          <chart:coordinate-region svg:x="2.76cm" svg:y="0.398cm" svg:width="9.84cm" svg:height="5.887cm"/>
          <chart:axis chart:dimension="x" chart:name="primary-x" chart:style-name="ch4" chartooo:axis-type="auto">
            <chartooo:date-scale/>
            <chart:title svg:x="6.397cm" svg:y="7.901cm" chart:style-name="ch5">
              <text:p><text:span text:style-name="T1">Benchmark</text:span></text:p>
            </chart:title>
            <chart:categories table:cell-range-address="Sheet1.N118:Sheet1.N129"/>
          </chart:axis>
          <chart:axis chart:dimension="y" chart:name="primary-y" chart:style-name="ch6">
            <chart:title svg:x="1.274cm" svg:y="3.596cm" chart:style-name="ch7">
              <text:p><text:span text:style-name="T1">CPI</text:span></text:p>
            </chart:title>
            <chart:grid chart:style-name="ch8" chart:class="major"/>
          </chart:axis>
          <chart:series chart:style-name="ch9" chart:values-cell-range-address="Sheet1.O118:Sheet1.O129" chart:label-cell-address="Sheet1.O117:Sheet1.O117" chart:class="chart:bar">
            <chart:error-indicator chart:style-name="ch10" chart:dimension="y"/>
            <chart:data-point chart:repeated="12"/>
          </chart:series>
          <chart:series chart:style-name="ch11" chart:values-cell-range-address="Sheet1.Q118:Sheet1.Q129" chart:label-cell-address="Sheet1.Q117:Sheet1.Q117" chart:class="chart:bar">
            <chart:error-indicator chart:style-name="ch12" chart:dimension="y"/>
            <chart:data-point chart:style-name="ch13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ginal BDP, original NAP</text:p>
                <draw:g>
                  <svg:desc>Sheet1.O117:Sheet1.O117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Column P</text:p>
              </table:table-cell>
              <table:table-cell office:value-type="string">
                <text:p>PTGS BDP, PTGS NAP</text:p>
                <draw:g>
                  <svg:desc>Sheet1.Q117:Sheet1.Q117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adpcm_decode</text:p>
                <draw:g>
                  <svg:desc>Sheet1.N118:Sheet1.N129</svg:desc>
                </draw:g>
              </table:table-cell>
              <table:table-cell office:value-type="float" office:value="1.12779107501546">
                <text:p>1.12779107501546</text:p>
                <draw:g>
                  <svg:desc>Sheet1.O118:Sheet1.O129</svg:desc>
                </draw:g>
              </table:table-cell>
              <table:table-cell office:value-type="float" office:value="NaN">
                <text:p>NaN</text:p>
                <draw:g>
                  <svg:desc>Sheet1.P118:Sheet1.P129</svg:desc>
                </draw:g>
              </table:table-cell>
              <table:table-cell office:value-type="float" office:value="NaN">
                <text:p>NaN</text:p>
                <draw:g>
                  <svg:desc>Sheet1.P118:Sheet1.P129</svg:desc>
                </draw:g>
              </table:table-cell>
              <table:table-cell office:value-type="float" office:value="1.11999450040595">
                <text:p>1.11999450040595</text:p>
                <draw:g>
                  <svg:desc>Sheet1.Q118:Sheet1.Q129</svg:desc>
                </draw:g>
              </table:table-cell>
              <table:table-cell office:value-type="float" office:value="NaN">
                <text:p>NaN</text:p>
                <draw:g>
                  <svg:desc>Sheet1.R118:Sheet1.R129</svg:desc>
                </draw:g>
              </table:table-cell>
              <table:table-cell office:value-type="float" office:value="NaN">
                <text:p>NaN</text:p>
                <draw:g>
                  <svg:desc>Sheet1.R118:Sheet1.R129</svg:desc>
                </draw:g>
              </table:table-cell>
            </table:table-row>
            <table:table-row>
              <table:table-cell office:value-type="string">
                <text:p>adpcm_encode</text:p>
              </table:table-cell>
              <table:table-cell office:value-type="float" office:value="0.93143013599156">
                <text:p>0.93143013599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1994800804134">
                <text:p>0.921994800804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es</text:p>
              </table:table-cell>
              <table:table-cell office:value-type="float" office:value="0.719192034031587">
                <text:p>0.719192034031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1333409127514">
                <text:p>0.741333409127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itcount</text:p>
              </table:table-cell>
              <table:table-cell office:value-type="float" office:value="0.607647082174923">
                <text:p>0.607647082174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3114915670468">
                <text:p>0.613114915670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lowfish</text:p>
              </table:table-cell>
              <table:table-cell office:value-type="float" office:value="0.627355584363849">
                <text:p>0.627355584363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9246972597236">
                <text:p>0.629246972597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</text:p>
              </table:table-cell>
              <table:table-cell office:value-type="float" office:value="0.574965133150252">
                <text:p>0.574965133150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5822775961038">
                <text:p>0.575822775961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tricia</text:p>
              </table:table-cell>
              <table:table-cell office:value-type="float" office:value="0.922342525757295">
                <text:p>0.922342525757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665617866617">
                <text:p>1.04665617866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cojpeg</text:p>
              </table:table-cell>
              <table:table-cell office:value-type="float" office:value="0.757484380388077">
                <text:p>0.757484380388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4277263241069">
                <text:p>0.784277263241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sort</text:p>
              </table:table-cell>
              <table:table-cell office:value-type="float" office:value="1.27109256819402">
                <text:p>1.27109256819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0050261064754">
                <text:p>1.40050261064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c4</text:p>
              </table:table-cell>
              <table:table-cell office:value-type="float" office:value="0.800241910674833">
                <text:p>0.800241910674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0283860502839">
                <text:p>0.800283860502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ha</text:p>
              </table:table-cell>
              <table:table-cell office:value-type="float" office:value="0.562785144198147">
                <text:p>0.562785144198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4862924600095">
                <text:p>0.564862924600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ighted average</text:p>
              </table:table-cell>
              <table:table-cell office:value-type="float" office:value="0.753475235423931">
                <text:p>0.753475235423931</text:p>
              </table:table-cell>
              <table:table-cell office:value-type="float" office:value="0.202859407121755">
                <text:p>0.202859407121755</text:p>
              </table:table-cell>
              <table:table-cell office:value-type="float" office:value="0.202859407121755">
                <text:p>0.202859407121755</text:p>
              </table:table-cell>
              <table:table-cell office:value-type="float" office:value="0.757639142706821">
                <text:p>0.757639142706821</text:p>
              </table:table-cell>
              <table:table-cell office:value-type="float" office:value="0.201635964433841">
                <text:p>0.201635964433841</text:p>
              </table:table-cell>
              <table:table-cell office:value-type="float" office:value="0.201635964433841">
                <text:p>0.20163596443384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Sheet1.P142:Sheet1.P153" chart:error-lower-range="Sheet1.P142:Sheet1.P153"/>
      <style:graphic-properties draw:stroke="none" draw:fill-color="#ffbf00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P142:Sheet1.P153" chart:error-lower-range="Sheet1.P142:Sheet1.P153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link-data-style-to-source="true" chart:error-category="cell-range" chart:error-upper-range="Sheet1.R142:Sheet1.R153" chart:error-lower-range="Sheet1.R142:Sheet1.R153"/>
      <style:graphic-properties draw:stroke="none" draw:fill-color="#00a933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R142:Sheet1.R153" chart:error-lower-range="Sheet1.R142:Sheet1.R153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7.767cm" svg:height="9.994cm" xlink:href=".." xlink:type="simple" chart:class="chart:bar" chart:style-name="ch1">
        <chart:legend chart:legend-position="end" svg:x="12.998cm" svg:y="4.449cm" style:legend-expansion="high" chart:style-name="ch2"/>
        <chart:plot-area chart:style-name="ch3" table:cell-range-address="Sheet1.N141:Sheet1.O153 Sheet1.Q141:Sheet1.Q153" chart:data-source-has-labels="both" svg:x="1.366cm" svg:y="0.199cm" svg:width="11.277cm" svg:height="8.615cm">
          <chart:coordinate-region svg:x="2.759cm" svg:y="0.398cm" svg:width="9.884cm" svg:height="5.912cm"/>
          <chart:axis chart:dimension="x" chart:name="primary-x" chart:style-name="ch4" chartooo:axis-type="auto">
            <chartooo:date-scale/>
            <chart:title svg:x="6.555cm" svg:y="7.899cm" chart:style-name="ch5">
              <text:p><text:span text:style-name="T1">Benchmark</text:span></text:p>
            </chart:title>
            <chart:categories table:cell-range-address="Sheet1.N142:Sheet1.N153"/>
          </chart:axis>
          <chart:axis chart:dimension="y" chart:name="primary-y" chart:style-name="ch6">
            <chart:title svg:x="1.218cm" svg:y="4.393cm" chart:style-name="ch7">
              <text:p><text:span text:style-name="T1">NAP MPKI</text:span></text:p>
            </chart:title>
            <chart:grid chart:style-name="ch8" chart:class="major"/>
          </chart:axis>
          <chart:series chart:style-name="ch9" chart:values-cell-range-address="Sheet1.O142:Sheet1.O153" chart:label-cell-address="Sheet1.O141:Sheet1.O141" chart:class="chart:bar">
            <chart:error-indicator chart:style-name="ch10" chart:dimension="y"/>
            <chart:data-point chart:repeated="12"/>
          </chart:series>
          <chart:series chart:style-name="ch11" chart:values-cell-range-address="Sheet1.Q142:Sheet1.Q153" chart:label-cell-address="Sheet1.Q141:Sheet1.Q141" chart:class="chart:bar">
            <chart:error-indicator chart:style-name="ch12" chart:dimension="y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ginal BDP, original NAP</text:p>
                <draw:g>
                  <svg:desc>Sheet1.O141:Sheet1.O141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Column P</text:p>
              </table:table-cell>
              <table:table-cell office:value-type="string">
                <text:p>PTGS BDP, PTGS NAP</text:p>
                <draw:g>
                  <svg:desc>Sheet1.Q141:Sheet1.Q141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adpcm_decode</text:p>
                <draw:g>
                  <svg:desc>Sheet1.N142:Sheet1.N153</svg:desc>
                </draw:g>
              </table:table-cell>
              <table:table-cell office:value-type="float" office:value="75.2941600021849">
                <text:p>75.2941600021849</text:p>
                <draw:g>
                  <svg:desc>Sheet1.O142:Sheet1.O153</svg:desc>
                </draw:g>
              </table:table-cell>
              <table:table-cell office:value-type="float" office:value="NaN">
                <text:p>NaN</text:p>
                <draw:g>
                  <svg:desc>Sheet1.P142:Sheet1.P153</svg:desc>
                </draw:g>
              </table:table-cell>
              <table:table-cell office:value-type="float" office:value="NaN">
                <text:p>NaN</text:p>
                <draw:g>
                  <svg:desc>Sheet1.P142:Sheet1.P153</svg:desc>
                </draw:g>
              </table:table-cell>
              <table:table-cell office:value-type="float" office:value="70.8910707945486">
                <text:p>70.8910707945486</text:p>
                <draw:g>
                  <svg:desc>Sheet1.Q142:Sheet1.Q153</svg:desc>
                </draw:g>
              </table:table-cell>
              <table:table-cell office:value-type="float" office:value="NaN">
                <text:p>NaN</text:p>
                <draw:g>
                  <svg:desc>Sheet1.R142:Sheet1.R153</svg:desc>
                </draw:g>
              </table:table-cell>
              <table:table-cell office:value-type="float" office:value="NaN">
                <text:p>NaN</text:p>
                <draw:g>
                  <svg:desc>Sheet1.R142:Sheet1.R153</svg:desc>
                </draw:g>
              </table:table-cell>
            </table:table-row>
            <table:table-row>
              <table:table-cell office:value-type="string">
                <text:p>adpcm_encode</text:p>
              </table:table-cell>
              <table:table-cell office:value-type="float" office:value="78.3724463451617">
                <text:p>78.3724463451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.7135680560454">
                <text:p>69.7135680560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es</text:p>
              </table:table-cell>
              <table:table-cell office:value-type="float" office:value="31.6345962538726">
                <text:p>31.6345962538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0789585879544">
                <text:p>34.0789585879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itcount</text:p>
              </table:table-cell>
              <table:table-cell office:value-type="float" office:value="16.9348976834532">
                <text:p>16.9348976834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891167609137">
                <text:p>14.891167609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lowfish</text:p>
              </table:table-cell>
              <table:table-cell office:value-type="float" office:value="2.01376721323651">
                <text:p>2.01376721323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9072856848665">
                <text:p>3.29072856848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kstra</text:p>
              </table:table-cell>
              <table:table-cell office:value-type="float" office:value="0.796841774543865">
                <text:p>0.796841774543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6481727949379">
                <text:p>0.866481727949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tricia</text:p>
              </table:table-cell>
              <table:table-cell office:value-type="float" office:value="57.1441791597261">
                <text:p>57.1441791597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9914862113641">
                <text:p>81.9914862113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cojpeg</text:p>
              </table:table-cell>
              <table:table-cell office:value-type="float" office:value="24.741804576968">
                <text:p>24.741804576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3437348807605">
                <text:p>34.3437348807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sort</text:p>
              </table:table-cell>
              <table:table-cell office:value-type="float" office:value="124.92070463085">
                <text:p>124.92070463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.50900307422">
                <text:p>133.5090030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c4</text:p>
              </table:table-cell>
              <table:table-cell office:value-type="float" office:value="0.181782588024722">
                <text:p>0.181782588024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3732416030428">
                <text:p>0.223732416030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ha</text:p>
              </table:table-cell>
              <table:table-cell office:value-type="float" office:value="5.24740300879847">
                <text:p>5.24740300879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8198282293225">
                <text:p>6.08198282293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ighted average</text:p>
              </table:table-cell>
              <table:table-cell office:value-type="float" office:value="31.2508578762512">
                <text:p>31.2508578762512</text:p>
              </table:table-cell>
              <table:table-cell office:value-type="float" office:value="32.1819422193834">
                <text:p>32.1819422193834</text:p>
              </table:table-cell>
              <table:table-cell office:value-type="float" office:value="32.1819422193834">
                <text:p>32.1819422193834</text:p>
              </table:table-cell>
              <table:table-cell office:value-type="float" office:value="30.719694932966">
                <text:p>30.719694932966</text:p>
              </table:table-cell>
              <table:table-cell office:value-type="float" office:value="29.7030552753501">
                <text:p>29.7030552753501</text:p>
              </table:table-cell>
              <table:table-cell office:value-type="float" office:value="29.7030552753501">
                <text:p>29.703055275350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